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2988in" svg:height="3.5429in" svg:x="14.778in" svg:y="10.8626in">
            <draw:object draw:notify-on-update-of-ranges="Sheet1.S34:Sheet1.S34 Sheet1.S35:Sheet1.S58 Sheet1.T34:Sheet1.T34 Sheet1.T35:Sheet1.T58 Sheet1.U34:Sheet1.U34 Sheet1.U35:Sheet1.U58 Sheet1.V34:Sheet1.V34 Sheet1.V35:Sheet1.V58 Sheet1.W34:Sheet1.W34 Sheet1.W35:Sheet1.W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9496in" svg:height="4.0394in" svg:x="2.663in" svg:y="19.0091in">
            <draw:object draw:notify-on-update-of-ranges="Sheet1.D80:Sheet1.D80 Sheet1.D81:Sheet1.D106 Sheet1.E80:Sheet1.E80 Sheet1.E81:Sheet1.E106 Sheet1.F80:Sheet1.F80 Sheet1.F81:Sheet1.F106 Sheet1.G80:Sheet1.G80 Sheet1.G81:Sheet1.G106 Sheet1.H80:Sheet1.H80 Sheet1.H81:Sheet1.H106 Sheet1.I80:Sheet1.I80 Sheet1.I81:Sheet1.I106 Sheet1.J80:Sheet1.J80 Sheet1.J81:Sheet1.J106 Sheet1.K80:Sheet1.K80 Sheet1.K81:Sheet1.K1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office:value-type="string" calcext:value-type="string">
            <text:p>QUBITS: 25</text:p>
          </table:table-cell>
          <table:table-cell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  <table:table-cell table:number-columns-repeated="6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office:value-type="string" calcext:value-type="string">
            <text:p>QUBITS: 25</text:p>
          </table:table-cell>
          <table:table-cell office:value-type="string" calcext:value-type="string">
            <text:p>QUBITS: 26</text:p>
          </table:table-cell>
          <table:table-cell office:value-type="string" calcext:value-type="string">
            <text:p>QUBITS: 27</text:p>
          </table:table-cell>
          <table:table-cell office:value-type="string" calcext:value-type="string">
            <text:p>QUBITS: 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504" calcext:value-type="float">
            <text:p>0.013504</text:p>
          </table:table-cell>
          <table:table-cell office:value-type="float" office:value="0.017967" calcext:value-type="float">
            <text:p>0.017967</text:p>
          </table:table-cell>
          <table:table-cell office:value-type="float" office:value="0.03337" calcext:value-type="float">
            <text:p>0.03337</text:p>
          </table:table-cell>
          <table:table-cell office:value-type="float" office:value="0.071627" calcext:value-type="float">
            <text:p>0.071627</text:p>
          </table:table-cell>
          <table:table-cell table:formula="of:=[.U2]/[.A2]" office:value-type="float" office:value="0.133264" calcext:value-type="float">
            <text:p>0.133264</text:p>
          </table:table-cell>
          <table:table-cell office:value-type="float" office:value="0.286281" calcext:value-type="float">
            <text:p>0.286281</text:p>
          </table:table-cell>
          <table:table-cell office:value-type="float" office:value="0.533101" calcext:value-type="float">
            <text:p>0.533101</text:p>
          </table:table-cell>
          <table:table-cell office:value-type="float" office:value="1.06869" calcext:value-type="float">
            <text:p>1.06869</text:p>
          </table:table-cell>
          <table:table-cell office:value-type="float" office:value="2.13668" calcext:value-type="float">
            <text:p>2.136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B2]/[.A2]" office:value-type="float" office:value="0.013504" calcext:value-type="float">
            <text:p>0.013504</text:p>
          </table:table-cell>
          <table:table-cell office:value-type="float" office:value="0.017967" calcext:value-type="float">
            <text:p>0.017967</text:p>
          </table:table-cell>
          <table:table-cell table:formula="of:=[.D2]/[.A2]" office:value-type="float" office:value="0.03337" calcext:value-type="float">
            <text:p>0.03337</text:p>
          </table:table-cell>
          <table:table-cell table:formula="of:=[.E2]/[.A2]" office:value-type="float" office:value="0.071627" calcext:value-type="float">
            <text:p>0.071627</text:p>
          </table:table-cell>
          <table:table-cell table:formula="of:=0.133264/[.A2]" office:value-type="float" office:value="0.133264" calcext:value-type="float">
            <text:p>0.133264</text:p>
          </table:table-cell>
          <table:table-cell table:formula="of:=[.G2]/[.A2]" office:value-type="float" office:value="0.286281" calcext:value-type="float">
            <text:p>0.286281</text:p>
          </table:table-cell>
          <table:table-cell table:formula="of:=[.H2]/[.A2]" office:value-type="float" office:value="0.533101" calcext:value-type="float">
            <text:p>0.533101</text:p>
          </table:table-cell>
          <table:table-cell table:formula="of:=[.I2]/[.A2]" office:value-type="float" office:value="1.06869" calcext:value-type="float">
            <text:p>1.06869</text:p>
          </table:table-cell>
          <table:table-cell table:formula="of:=[.J2]/[.A2]" office:value-type="float" office:value="2.13668" calcext:value-type="float">
            <text:p>2.13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732" calcext:value-type="float">
            <text:p>0.006732</text:p>
          </table:table-cell>
          <table:table-cell office:value-type="float" office:value="0.013541" calcext:value-type="float">
            <text:p>0.013541</text:p>
          </table:table-cell>
          <table:table-cell office:value-type="float" office:value="0.027228" calcext:value-type="float">
            <text:p>0.027228</text:p>
          </table:table-cell>
          <table:table-cell office:value-type="float" office:value="0.054212" calcext:value-type="float">
            <text:p>0.054212</text:p>
          </table:table-cell>
          <table:table-cell office:value-type="float" office:value="0.108365" calcext:value-type="float">
            <text:p>0.108365</text:p>
          </table:table-cell>
          <table:table-cell office:value-type="float" office:value="0.217049" calcext:value-type="float">
            <text:p>0.217049</text:p>
          </table:table-cell>
          <table:table-cell office:value-type="float" office:value="0.433012" calcext:value-type="float">
            <text:p>0.433012</text:p>
          </table:table-cell>
          <table:table-cell office:value-type="float" office:value="0.865291" calcext:value-type="float">
            <text:p>0.865291</text:p>
          </table:table-cell>
          <table:table-cell office:value-type="float" office:value="1.72893" calcext:value-type="float">
            <text:p>1.728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0.006732/2" office:value-type="float" office:value="0.003366" calcext:value-type="float">
            <text:p>0.003366</text:p>
          </table:table-cell>
          <table:table-cell table:formula="of:=0.013541/2" office:value-type="float" office:value="0.0067705" calcext:value-type="float">
            <text:p>0.0067705</text:p>
          </table:table-cell>
          <table:table-cell table:formula="of:=[.D3]/[.A3]" office:value-type="float" office:value="0.013614" calcext:value-type="float">
            <text:p>0.013614</text:p>
          </table:table-cell>
          <table:table-cell table:formula="of:=[.E3]/[.A3]" office:value-type="float" office:value="0.027106" calcext:value-type="float">
            <text:p>0.027106</text:p>
          </table:table-cell>
          <table:table-cell table:formula="of:=0.133264/[.A3]" office:value-type="float" office:value="0.066632" calcext:value-type="float">
            <text:p>0.066632</text:p>
          </table:table-cell>
          <table:table-cell table:formula="of:=[.G3]/[.A3]" office:value-type="float" office:value="0.1085245" calcext:value-type="float">
            <text:p>0.1085245</text:p>
          </table:table-cell>
          <table:table-cell table:formula="of:=[.H3]/[.A3]" office:value-type="float" office:value="0.216506" calcext:value-type="float">
            <text:p>0.216506</text:p>
          </table:table-cell>
          <table:table-cell table:formula="of:=[.I3]/[.A3]" office:value-type="float" office:value="0.4326455" calcext:value-type="float">
            <text:p>0.4326455</text:p>
          </table:table-cell>
          <table:table-cell table:formula="of:=[.J3]/[.A3]" office:value-type="float" office:value="0.864465" calcext:value-type="float">
            <text:p>0.864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453" calcext:value-type="float">
            <text:p>0.006453</text:p>
          </table:table-cell>
          <table:table-cell office:value-type="float" office:value="0.012996" calcext:value-type="float">
            <text:p>0.012996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52002" calcext:value-type="float">
            <text:p>0.052002</text:p>
          </table:table-cell>
          <table:table-cell office:value-type="float" office:value="0.10388" calcext:value-type="float">
            <text:p>0.10388</text:p>
          </table:table-cell>
          <table:table-cell office:value-type="float" office:value="0.20786" calcext:value-type="float">
            <text:p>0.20786</text:p>
          </table:table-cell>
          <table:table-cell office:value-type="float" office:value="0.414845" calcext:value-type="float">
            <text:p>0.414845</text:p>
          </table:table-cell>
          <table:table-cell office:value-type="float" office:value="0.82948" calcext:value-type="float">
            <text:p>0.82948</text:p>
          </table:table-cell>
          <table:table-cell office:value-type="float" office:value="1.65708" calcext:value-type="float">
            <text:p>1.6570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0.006453/3" office:value-type="float" office:value="0.002151" calcext:value-type="float">
            <text:p>0.002151</text:p>
          </table:table-cell>
          <table:table-cell table:formula="of:=0.012996/3" office:value-type="float" office:value="0.004332" calcext:value-type="float">
            <text:p>0.004332</text:p>
          </table:table-cell>
          <table:table-cell table:formula="of:=[.D4]/[.A4]" office:value-type="float" office:value="0.00864" calcext:value-type="float">
            <text:p>0.00864</text:p>
          </table:table-cell>
          <table:table-cell table:formula="of:=[.E4]/[.A4]" office:value-type="float" office:value="0.017334" calcext:value-type="float">
            <text:p>0.017334</text:p>
          </table:table-cell>
          <table:table-cell table:formula="of:=0.133264/[.A4]" office:value-type="float" office:value="0.0444213333333333" calcext:value-type="float">
            <text:p>0.0444213333</text:p>
          </table:table-cell>
          <table:table-cell table:formula="of:=[.G4]/[.A4]" office:value-type="float" office:value="0.0692866666666667" calcext:value-type="float">
            <text:p>0.0692866667</text:p>
          </table:table-cell>
          <table:table-cell table:formula="of:=[.H4]/[.A4]" office:value-type="float" office:value="0.138281666666667" calcext:value-type="float">
            <text:p>0.1382816667</text:p>
          </table:table-cell>
          <table:table-cell table:formula="of:=[.I4]/[.A4]" office:value-type="float" office:value="0.276493333333333" calcext:value-type="float">
            <text:p>0.2764933333</text:p>
          </table:table-cell>
          <table:table-cell table:formula="of:=[.J4]/[.A4]" office:value-type="float" office:value="0.55236" calcext:value-type="float">
            <text:p>0.55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835" calcext:value-type="float">
            <text:p>0.006835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27401" calcext:value-type="float">
            <text:p>0.027401</text:p>
          </table:table-cell>
          <table:table-cell office:value-type="float" office:value="0.054895" calcext:value-type="float">
            <text:p>0.054895</text:p>
          </table:table-cell>
          <table:table-cell office:value-type="float" office:value="0.109686" calcext:value-type="float">
            <text:p>0.109686</text:p>
          </table:table-cell>
          <table:table-cell office:value-type="float" office:value="0.219387" calcext:value-type="float">
            <text:p>0.219387</text:p>
          </table:table-cell>
          <table:table-cell office:value-type="float" office:value="0.438384" calcext:value-type="float">
            <text:p>0.438384</text:p>
          </table:table-cell>
          <table:table-cell office:value-type="float" office:value="0.876175" calcext:value-type="float">
            <text:p>0.876175</text:p>
          </table:table-cell>
          <table:table-cell office:value-type="float" office:value="1.75029" calcext:value-type="float">
            <text:p>1.7502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0.006835/4" office:value-type="float" office:value="0.00170875" calcext:value-type="float">
            <text:p>0.00170875</text:p>
          </table:table-cell>
          <table:table-cell table:formula="of:=0.01367/4" office:value-type="float" office:value="0.0034175" calcext:value-type="float">
            <text:p>0.0034175</text:p>
          </table:table-cell>
          <table:table-cell table:formula="of:=[.D5]/[.A5]" office:value-type="float" office:value="0.00685025" calcext:value-type="float">
            <text:p>0.00685025</text:p>
          </table:table-cell>
          <table:table-cell table:formula="of:=[.E5]/[.A5]" office:value-type="float" office:value="0.01372375" calcext:value-type="float">
            <text:p>0.01372375</text:p>
          </table:table-cell>
          <table:table-cell table:formula="of:=0.133264/[.A5]" office:value-type="float" office:value="0.033316" calcext:value-type="float">
            <text:p>0.033316</text:p>
          </table:table-cell>
          <table:table-cell table:formula="of:=[.G5]/[.A5]" office:value-type="float" office:value="0.05484675" calcext:value-type="float">
            <text:p>0.05484675</text:p>
          </table:table-cell>
          <table:table-cell table:formula="of:=[.H5]/[.A5]" office:value-type="float" office:value="0.109596" calcext:value-type="float">
            <text:p>0.109596</text:p>
          </table:table-cell>
          <table:table-cell table:formula="of:=[.I5]/[.A5]" office:value-type="float" office:value="0.21904375" calcext:value-type="float">
            <text:p>0.21904375</text:p>
          </table:table-cell>
          <table:table-cell table:formula="of:=[.J5]/[.A5]" office:value-type="float" office:value="0.4375725" calcext:value-type="float">
            <text:p>0.4375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454" calcext:value-type="float">
            <text:p>0.007454</text:p>
          </table:table-cell>
          <table:table-cell office:value-type="float" office:value="0.014926" calcext:value-type="float">
            <text:p>0.014926</text:p>
          </table:table-cell>
          <table:table-cell office:value-type="float" office:value="0.030233" calcext:value-type="float">
            <text:p>0.030233</text:p>
          </table:table-cell>
          <table:table-cell office:value-type="float" office:value="0.059898" calcext:value-type="float">
            <text:p>0.059898</text:p>
          </table:table-cell>
          <table:table-cell office:value-type="float" office:value="0.119602" calcext:value-type="float">
            <text:p>0.119602</text:p>
          </table:table-cell>
          <table:table-cell office:value-type="float" office:value="0.239297" calcext:value-type="float">
            <text:p>0.239297</text:p>
          </table:table-cell>
          <table:table-cell office:value-type="float" office:value="0.477985" calcext:value-type="float">
            <text:p>0.477985</text:p>
          </table:table-cell>
          <table:table-cell office:value-type="float" office:value="0.965072" calcext:value-type="float">
            <text:p>0.965072</text:p>
          </table:table-cell>
          <table:table-cell office:value-type="float" office:value="1.91034" calcext:value-type="float">
            <text:p>1.9103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0.007454/5" office:value-type="float" office:value="0.0014908" calcext:value-type="float">
            <text:p>0.0014908</text:p>
          </table:table-cell>
          <table:table-cell table:formula="of:=0.014926/5" office:value-type="float" office:value="0.0029852" calcext:value-type="float">
            <text:p>0.0029852</text:p>
          </table:table-cell>
          <table:table-cell table:formula="of:=[.D6]/[.A6]" office:value-type="float" office:value="0.0060466" calcext:value-type="float">
            <text:p>0.0060466</text:p>
          </table:table-cell>
          <table:table-cell table:formula="of:=[.E6]/[.A6]" office:value-type="float" office:value="0.0119796" calcext:value-type="float">
            <text:p>0.0119796</text:p>
          </table:table-cell>
          <table:table-cell table:formula="of:=0.133264/[.A6]" office:value-type="float" office:value="0.0266528" calcext:value-type="float">
            <text:p>0.0266528</text:p>
          </table:table-cell>
          <table:table-cell table:formula="of:=[.G6]/[.A6]" office:value-type="float" office:value="0.0478594" calcext:value-type="float">
            <text:p>0.0478594</text:p>
          </table:table-cell>
          <table:table-cell table:formula="of:=[.H6]/[.A6]" office:value-type="float" office:value="0.095597" calcext:value-type="float">
            <text:p>0.095597</text:p>
          </table:table-cell>
          <table:table-cell table:formula="of:=[.I6]/[.A6]" office:value-type="float" office:value="0.1930144" calcext:value-type="float">
            <text:p>0.1930144</text:p>
          </table:table-cell>
          <table:table-cell table:formula="of:=[.J6]/[.A6]" office:value-type="float" office:value="0.382068" calcext:value-type="float">
            <text:p>0.3820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8236" calcext:value-type="float">
            <text:p>0.008236</text:p>
          </table:table-cell>
          <table:table-cell office:value-type="float" office:value="0.016505" calcext:value-type="float">
            <text:p>0.016505</text:p>
          </table:table-cell>
          <table:table-cell office:value-type="float" office:value="0.033099" calcext:value-type="float">
            <text:p>0.033099</text:p>
          </table:table-cell>
          <table:table-cell office:value-type="float" office:value="0.066248" calcext:value-type="float">
            <text:p>0.066248</text:p>
          </table:table-cell>
          <table:table-cell office:value-type="float" office:value="0.132425" calcext:value-type="float">
            <text:p>0.132425</text:p>
          </table:table-cell>
          <table:table-cell office:value-type="float" office:value="0.264852" calcext:value-type="float">
            <text:p>0.264852</text:p>
          </table:table-cell>
          <table:table-cell office:value-type="float" office:value="0.529168" calcext:value-type="float">
            <text:p>0.529168</text:p>
          </table:table-cell>
          <table:table-cell office:value-type="float" office:value="1.06264" calcext:value-type="float">
            <text:p>1.06264</text:p>
          </table:table-cell>
          <table:table-cell office:value-type="float" office:value="2.11438" calcext:value-type="float">
            <text:p>2.1143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08236" calcext:value-type="float">
            <text:p>0.008236</text:p>
          </table:table-cell>
          <table:table-cell table:formula="of:=0.0165056" office:value-type="float" office:value="0.0165056" calcext:value-type="float">
            <text:p>0.0165056</text:p>
          </table:table-cell>
          <table:table-cell table:formula="of:=[.D7]/[.A7]" office:value-type="float" office:value="0.0055165" calcext:value-type="float">
            <text:p>0.0055165</text:p>
          </table:table-cell>
          <table:table-cell table:formula="of:=[.E7]/[.A7]" office:value-type="float" office:value="0.0110413333333333" calcext:value-type="float">
            <text:p>0.0110413333</text:p>
          </table:table-cell>
          <table:table-cell table:formula="of:=0.133264/[.A7]" office:value-type="float" office:value="0.0222106666666667" calcext:value-type="float">
            <text:p>0.0222106667</text:p>
          </table:table-cell>
          <table:table-cell table:formula="of:=[.G7]/[.A7]" office:value-type="float" office:value="0.044142" calcext:value-type="float">
            <text:p>0.044142</text:p>
          </table:table-cell>
          <table:table-cell table:formula="of:=[.H7]/[.A7]" office:value-type="float" office:value="0.0881946666666667" calcext:value-type="float">
            <text:p>0.0881946667</text:p>
          </table:table-cell>
          <table:table-cell table:formula="of:=[.I7]/[.A7]" office:value-type="float" office:value="0.177106666666667" calcext:value-type="float">
            <text:p>0.1771066667</text:p>
          </table:table-cell>
          <table:table-cell table:formula="of:=[.J7]/[.A7]" office:value-type="float" office:value="0.352396666666667" calcext:value-type="float">
            <text:p>0.35239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9176" calcext:value-type="float">
            <text:p>0.009176</text:p>
          </table:table-cell>
          <table:table-cell office:value-type="float" office:value="0.018354" calcext:value-type="float">
            <text:p>0.018354</text:p>
          </table:table-cell>
          <table:table-cell office:value-type="float" office:value="0.036764" calcext:value-type="float">
            <text:p>0.036764</text:p>
          </table:table-cell>
          <table:table-cell office:value-type="float" office:value="0.073545" calcext:value-type="float">
            <text:p>0.073545</text:p>
          </table:table-cell>
          <table:table-cell office:value-type="float" office:value="0.14715" calcext:value-type="float">
            <text:p>0.14715</text:p>
          </table:table-cell>
          <table:table-cell office:value-type="float" office:value="0.294289" calcext:value-type="float">
            <text:p>0.294289</text:p>
          </table:table-cell>
          <table:table-cell office:value-type="float" office:value="0.587945" calcext:value-type="float">
            <text:p>0.587945</text:p>
          </table:table-cell>
          <table:table-cell office:value-type="float" office:value="1.17664" calcext:value-type="float">
            <text:p>1.17664</text:p>
          </table:table-cell>
          <table:table-cell office:value-type="float" office:value="2.34778" calcext:value-type="float">
            <text:p>2.3477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09176" calcext:value-type="float">
            <text:p>0.009176</text:p>
          </table:table-cell>
          <table:table-cell table:formula="of:=0.018354/7" office:value-type="float" office:value="0.002622" calcext:value-type="float">
            <text:p>0.002622</text:p>
          </table:table-cell>
          <table:table-cell table:formula="of:=[.D8]/[.A8]" office:value-type="float" office:value="0.005252" calcext:value-type="float">
            <text:p>0.005252</text:p>
          </table:table-cell>
          <table:table-cell table:formula="of:=[.E8]/[.A8]" office:value-type="float" office:value="0.0105064285714286" calcext:value-type="float">
            <text:p>0.0105064286</text:p>
          </table:table-cell>
          <table:table-cell table:formula="of:=0.133264/[.A8]" office:value-type="float" office:value="0.0190377142857143" calcext:value-type="float">
            <text:p>0.0190377143</text:p>
          </table:table-cell>
          <table:table-cell table:formula="of:=[.G8]/[.A8]" office:value-type="float" office:value="0.0420412857142857" calcext:value-type="float">
            <text:p>0.0420412857</text:p>
          </table:table-cell>
          <table:table-cell table:formula="of:=[.H8]/[.A8]" office:value-type="float" office:value="0.0839921428571429" calcext:value-type="float">
            <text:p>0.0839921429</text:p>
          </table:table-cell>
          <table:table-cell table:formula="of:=[.I8]/[.A8]" office:value-type="float" office:value="0.168091428571429" calcext:value-type="float">
            <text:p>0.1680914286</text:p>
          </table:table-cell>
          <table:table-cell table:formula="of:=[.J8]/[.A8]" office:value-type="float" office:value="0.335397142857143" calcext:value-type="float">
            <text:p>0.33539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284" calcext:value-type="float">
            <text:p>0.010284</text:p>
          </table:table-cell>
          <table:table-cell office:value-type="float" office:value="0.020567" calcext:value-type="float">
            <text:p>0.020567</text:p>
          </table:table-cell>
          <table:table-cell office:value-type="float" office:value="0.041081" calcext:value-type="float">
            <text:p>0.041081</text:p>
          </table:table-cell>
          <table:table-cell office:value-type="float" office:value="0.082273" calcext:value-type="float">
            <text:p>0.082273</text:p>
          </table:table-cell>
          <table:table-cell office:value-type="float" office:value="0.164576" calcext:value-type="float">
            <text:p>0.164576</text:p>
          </table:table-cell>
          <table:table-cell office:value-type="float" office:value="0.329192" calcext:value-type="float">
            <text:p>0.329192</text:p>
          </table:table-cell>
          <table:table-cell office:value-type="float" office:value="0.657979" calcext:value-type="float">
            <text:p>0.657979</text:p>
          </table:table-cell>
          <table:table-cell office:value-type="float" office:value="1.31583" calcext:value-type="float">
            <text:p>1.31583</text:p>
          </table:table-cell>
          <table:table-cell office:value-type="float" office:value="2.63192" calcext:value-type="float">
            <text:p>2.6319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0.0122365/8" office:value-type="float" office:value="0.0015295625" calcext:value-type="float">
            <text:p>0.0015295625</text:p>
          </table:table-cell>
          <table:table-cell table:formula="of:=0.020567/8" office:value-type="float" office:value="0.002570875" calcext:value-type="float">
            <text:p>0.002570875</text:p>
          </table:table-cell>
          <table:table-cell table:formula="of:=[.D9]/[.A9]" office:value-type="float" office:value="0.005135125" calcext:value-type="float">
            <text:p>0.005135125</text:p>
          </table:table-cell>
          <table:table-cell table:formula="of:=[.E9]/[.A9]" office:value-type="float" office:value="0.010284125" calcext:value-type="float">
            <text:p>0.010284125</text:p>
          </table:table-cell>
          <table:table-cell table:formula="of:=0.133264/[.A9]" office:value-type="float" office:value="0.016658" calcext:value-type="float">
            <text:p>0.016658</text:p>
          </table:table-cell>
          <table:table-cell table:formula="of:=[.G9]/[.A9]" office:value-type="float" office:value="0.041149" calcext:value-type="float">
            <text:p>0.041149</text:p>
          </table:table-cell>
          <table:table-cell table:formula="of:=[.H9]/[.A9]" office:value-type="float" office:value="0.082247375" calcext:value-type="float">
            <text:p>0.082247375</text:p>
          </table:table-cell>
          <table:table-cell table:formula="of:=[.I9]/[.A9]" office:value-type="float" office:value="0.16447875" calcext:value-type="float">
            <text:p>0.16447875</text:p>
          </table:table-cell>
          <table:table-cell table:formula="of:=[.J9]/[.A9]" office:value-type="float" office:value="0.32899" calcext:value-type="float">
            <text:p>0.32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1687" calcext:value-type="float">
            <text:p>0.011687</text:p>
          </table:table-cell>
          <table:table-cell office:value-type="float" office:value="0.023382" calcext:value-type="float">
            <text:p>0.023382</text:p>
          </table:table-cell>
          <table:table-cell office:value-type="float" office:value="0.046785" calcext:value-type="float">
            <text:p>0.046785</text:p>
          </table:table-cell>
          <table:table-cell office:value-type="float" office:value="0.093565" calcext:value-type="float">
            <text:p>0.093565</text:p>
          </table:table-cell>
          <table:table-cell office:value-type="float" office:value="0.18717" calcext:value-type="float">
            <text:p>0.18717</text:p>
          </table:table-cell>
          <table:table-cell office:value-type="float" office:value="0.374108" calcext:value-type="float">
            <text:p>0.374108</text:p>
          </table:table-cell>
          <table:table-cell office:value-type="float" office:value="0.747456" calcext:value-type="float">
            <text:p>0.747456</text:p>
          </table:table-cell>
          <table:table-cell office:value-type="float" office:value="1.49711" calcext:value-type="float">
            <text:p>1.49711</text:p>
          </table:table-cell>
          <table:table-cell office:value-type="float" office:value="2.99402" calcext:value-type="float">
            <text:p>2.9940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0.011687/9" office:value-type="float" office:value="0.00129855555555556" calcext:value-type="float">
            <text:p>0.0012985556</text:p>
          </table:table-cell>
          <table:table-cell table:formula="of:=0.023382/9" office:value-type="float" office:value="0.002598" calcext:value-type="float">
            <text:p>0.002598</text:p>
          </table:table-cell>
          <table:table-cell table:formula="of:=[.D10]/[.A10]" office:value-type="float" office:value="0.00519833333333333" calcext:value-type="float">
            <text:p>0.0051983333</text:p>
          </table:table-cell>
          <table:table-cell table:formula="of:=[.E10]/[.A10]" office:value-type="float" office:value="0.0103961111111111" calcext:value-type="float">
            <text:p>0.0103961111</text:p>
          </table:table-cell>
          <table:table-cell table:formula="of:=0.133264/[.A10]" office:value-type="float" office:value="0.0148071111111111" calcext:value-type="float">
            <text:p>0.0148071111</text:p>
          </table:table-cell>
          <table:table-cell table:formula="of:=[.G10]/[.A10]" office:value-type="float" office:value="0.0415675555555556" calcext:value-type="float">
            <text:p>0.0415675556</text:p>
          </table:table-cell>
          <table:table-cell table:formula="of:=[.H10]/[.A10]" office:value-type="float" office:value="0.0830506666666667" calcext:value-type="float">
            <text:p>0.0830506667</text:p>
          </table:table-cell>
          <table:table-cell table:formula="of:=[.I10]/[.A10]" office:value-type="float" office:value="0.166345555555556" calcext:value-type="float">
            <text:p>0.1663455556</text:p>
          </table:table-cell>
          <table:table-cell table:formula="of:=[.J10]/[.A10]" office:value-type="float" office:value="0.332668888888889" calcext:value-type="float">
            <text:p>0.33266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977" calcext:value-type="float">
            <text:p>0.016977</text:p>
          </table:table-cell>
          <table:table-cell office:value-type="float" office:value="0.033602" calcext:value-type="float">
            <text:p>0.033602</text:p>
          </table:table-cell>
          <table:table-cell office:value-type="float" office:value="0.067478" calcext:value-type="float">
            <text:p>0.067478</text:p>
          </table:table-cell>
          <table:table-cell office:value-type="float" office:value="0.134745" calcext:value-type="float">
            <text:p>0.134745</text:p>
          </table:table-cell>
          <table:table-cell office:value-type="float" office:value="0.270478" calcext:value-type="float">
            <text:p>0.270478</text:p>
          </table:table-cell>
          <table:table-cell office:value-type="float" office:value="0.537741" calcext:value-type="float">
            <text:p>0.537741</text:p>
          </table:table-cell>
          <table:table-cell office:value-type="float" office:value="1.07994" calcext:value-type="float">
            <text:p>1.07994</text:p>
          </table:table-cell>
          <table:table-cell office:value-type="float" office:value="1.70641" calcext:value-type="float">
            <text:p>1.70641</text:p>
          </table:table-cell>
          <table:table-cell office:value-type="float" office:value="3.41243" calcext:value-type="float">
            <text:p>3.4124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0.0169771" office:value-type="float" office:value="0.0169771" calcext:value-type="float">
            <text:p>0.0169771</text:p>
          </table:table-cell>
          <table:table-cell table:formula="of:=0.033602/10" office:value-type="float" office:value="0.0033602" calcext:value-type="float">
            <text:p>0.0033602</text:p>
          </table:table-cell>
          <table:table-cell table:formula="of:=[.D11]/[.A11]" office:value-type="float" office:value="0.0067478" calcext:value-type="float">
            <text:p>0.0067478</text:p>
          </table:table-cell>
          <table:table-cell table:formula="of:=[.E11]/[.A11]" office:value-type="float" office:value="0.0134745" calcext:value-type="float">
            <text:p>0.0134745</text:p>
          </table:table-cell>
          <table:table-cell table:formula="of:=0.133264/[.A11]" office:value-type="float" office:value="0.0133264" calcext:value-type="float">
            <text:p>0.0133264</text:p>
          </table:table-cell>
          <table:table-cell table:formula="of:=[.G11]/[.A11]" office:value-type="float" office:value="0.0537741" calcext:value-type="float">
            <text:p>0.0537741</text:p>
          </table:table-cell>
          <table:table-cell table:formula="of:=[.H11]/[.A11]" office:value-type="float" office:value="0.107994" calcext:value-type="float">
            <text:p>0.107994</text:p>
          </table:table-cell>
          <table:table-cell table:formula="of:=[.I11]/[.A11]" office:value-type="float" office:value="0.170641" calcext:value-type="float">
            <text:p>0.170641</text:p>
          </table:table-cell>
          <table:table-cell table:formula="of:=[.J11]/[.A11]" office:value-type="float" office:value="0.341243" calcext:value-type="float">
            <text:p>0.341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41114" calcext:value-type="float">
            <text:p>0.041114</text:p>
          </table:table-cell>
          <table:table-cell office:value-type="float" office:value="0.081744" calcext:value-type="float">
            <text:p>0.081744</text:p>
          </table:table-cell>
          <table:table-cell office:value-type="float" office:value="0.163421" calcext:value-type="float">
            <text:p>0.163421</text:p>
          </table:table-cell>
          <table:table-cell office:value-type="float" office:value="0.327906" calcext:value-type="float">
            <text:p>0.327906</text:p>
          </table:table-cell>
          <table:table-cell office:value-type="float" office:value="0.656668" calcext:value-type="float">
            <text:p>0.656668</text:p>
          </table:table-cell>
          <table:table-cell office:value-type="float" office:value="1.31314" calcext:value-type="float">
            <text:p>1.31314</text:p>
          </table:table-cell>
          <table:table-cell office:value-type="float" office:value="1.9648" calcext:value-type="float">
            <text:p>1.9648</text:p>
          </table:table-cell>
          <table:table-cell office:value-type="float" office:value="3.89002" calcext:value-type="float">
            <text:p>3.8900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0.0205611" office:value-type="float" office:value="0.0205611" calcext:value-type="float">
            <text:p>0.0205611</text:p>
          </table:table-cell>
          <table:table-cell table:formula="of:=0.041114/11" office:value-type="float" office:value="0.00373763636363636" calcext:value-type="float">
            <text:p>0.0037376364</text:p>
          </table:table-cell>
          <table:table-cell table:formula="of:=[.D12]/[.A12]" office:value-type="float" office:value="0.00743127272727273" calcext:value-type="float">
            <text:p>0.0074312727</text:p>
          </table:table-cell>
          <table:table-cell table:formula="of:=[.E12]/[.A12]" office:value-type="float" office:value="0.0148564545454545" calcext:value-type="float">
            <text:p>0.0148564545</text:p>
          </table:table-cell>
          <table:table-cell table:formula="of:=0.133264/[.A12]" office:value-type="float" office:value="0.0121149090909091" calcext:value-type="float">
            <text:p>0.0121149091</text:p>
          </table:table-cell>
          <table:table-cell table:formula="of:=[.G12]/[.A12]" office:value-type="float" office:value="0.0596970909090909" calcext:value-type="float">
            <text:p>0.0596970909</text:p>
          </table:table-cell>
          <table:table-cell table:formula="of:=[.H12]/[.A12]" office:value-type="float" office:value="0.119376363636364" calcext:value-type="float">
            <text:p>0.1193763636</text:p>
          </table:table-cell>
          <table:table-cell table:formula="of:=[.I12]/[.A12]" office:value-type="float" office:value="0.178618181818182" calcext:value-type="float">
            <text:p>0.1786181818</text:p>
          </table:table-cell>
          <table:table-cell table:formula="of:=[.J12]/[.A12]" office:value-type="float" office:value="0.353638181818182" calcext:value-type="float">
            <text:p>0.3536381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0087" calcext:value-type="float">
            <text:p>0.020087</text:p>
          </table:table-cell>
          <table:table-cell office:value-type="float" office:value="0.040112" calcext:value-type="float">
            <text:p>0.040112</text:p>
          </table:table-cell>
          <table:table-cell office:value-type="float" office:value="0.079665" calcext:value-type="float">
            <text:p>0.079665</text:p>
          </table:table-cell>
          <table:table-cell office:value-type="float" office:value="0.158907" calcext:value-type="float">
            <text:p>0.158907</text:p>
          </table:table-cell>
          <table:table-cell office:value-type="float" office:value="0.317728" calcext:value-type="float">
            <text:p>0.317728</text:p>
          </table:table-cell>
          <table:table-cell office:value-type="float" office:value="0.635509" calcext:value-type="float">
            <text:p>0.635509</text:p>
          </table:table-cell>
          <table:table-cell office:value-type="float" office:value="1.26885" calcext:value-type="float">
            <text:p>1.26885</text:p>
          </table:table-cell>
          <table:table-cell office:value-type="float" office:value="2.23105" calcext:value-type="float">
            <text:p>2.23105</text:p>
          </table:table-cell>
          <table:table-cell office:value-type="float" office:value="4.40581" calcext:value-type="float">
            <text:p>4.4058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0.020087/12" office:value-type="float" office:value="0.00167391666666667" calcext:value-type="float">
            <text:p>0.0016739167</text:p>
          </table:table-cell>
          <table:table-cell table:formula="of:=0.040112/12" office:value-type="float" office:value="0.00334266666666667" calcext:value-type="float">
            <text:p>0.0033426667</text:p>
          </table:table-cell>
          <table:table-cell table:formula="of:=[.D13]/[.A13]" office:value-type="float" office:value="0.00663875" calcext:value-type="float">
            <text:p>0.00663875</text:p>
          </table:table-cell>
          <table:table-cell table:formula="of:=[.E13]/[.A13]" office:value-type="float" office:value="0.01324225" calcext:value-type="float">
            <text:p>0.01324225</text:p>
          </table:table-cell>
          <table:table-cell table:formula="of:=0.133264/[.A13]" office:value-type="float" office:value="0.0111053333333333" calcext:value-type="float">
            <text:p>0.0111053333</text:p>
          </table:table-cell>
          <table:table-cell table:formula="of:=[.G13]/[.A13]" office:value-type="float" office:value="0.0529590833333333" calcext:value-type="float">
            <text:p>0.0529590833</text:p>
          </table:table-cell>
          <table:table-cell table:formula="of:=[.H13]/[.A13]" office:value-type="float" office:value="0.1057375" calcext:value-type="float">
            <text:p>0.1057375</text:p>
          </table:table-cell>
          <table:table-cell table:formula="of:=[.I13]/[.A13]" office:value-type="float" office:value="0.185920833333333" calcext:value-type="float">
            <text:p>0.1859208333</text:p>
          </table:table-cell>
          <table:table-cell table:formula="of:=[.J13]/[.A13]" office:value-type="float" office:value="0.367150833333333" calcext:value-type="float">
            <text:p>0.3671508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8304" calcext:value-type="float">
            <text:p>0.028304</text:p>
          </table:table-cell>
          <table:table-cell office:value-type="float" office:value="0.044161" calcext:value-type="float">
            <text:p>0.044161</text:p>
          </table:table-cell>
          <table:table-cell office:value-type="float" office:value="0.111684" calcext:value-type="float">
            <text:p>0.111684</text:p>
          </table:table-cell>
          <table:table-cell office:value-type="float" office:value="0.222033" calcext:value-type="float">
            <text:p>0.222033</text:p>
          </table:table-cell>
          <table:table-cell office:value-type="float" office:value="0.454646" calcext:value-type="float">
            <text:p>0.454646</text:p>
          </table:table-cell>
          <table:table-cell office:value-type="float" office:value="0.886346" calcext:value-type="float">
            <text:p>0.886346</text:p>
          </table:table-cell>
          <table:table-cell office:value-type="float" office:value="1.81614" calcext:value-type="float">
            <text:p>1.81614</text:p>
          </table:table-cell>
          <table:table-cell office:value-type="float" office:value="2.50782" calcext:value-type="float">
            <text:p>2.50782</text:p>
          </table:table-cell>
          <table:table-cell office:value-type="float" office:value="6.91266" calcext:value-type="float">
            <text:p>6.9126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0.028304/13" office:value-type="float" office:value="0.00217723076923077" calcext:value-type="float">
            <text:p>0.0021772308</text:p>
          </table:table-cell>
          <table:table-cell table:formula="of:=0.044161/13" office:value-type="float" office:value="0.003397" calcext:value-type="float">
            <text:p>0.003397</text:p>
          </table:table-cell>
          <table:table-cell table:formula="of:=[.D14]/[.A14]" office:value-type="float" office:value="0.00859107692307692" calcext:value-type="float">
            <text:p>0.0085910769</text:p>
          </table:table-cell>
          <table:table-cell table:formula="of:=[.E14]/[.A14]" office:value-type="float" office:value="0.0170794615384615" calcext:value-type="float">
            <text:p>0.0170794615</text:p>
          </table:table-cell>
          <table:table-cell table:formula="of:=0.133264/[.A14]" office:value-type="float" office:value="0.0102510769230769" calcext:value-type="float">
            <text:p>0.0102510769</text:p>
          </table:table-cell>
          <table:table-cell table:formula="of:=[.G14]/[.A14]" office:value-type="float" office:value="0.0681804615384615" calcext:value-type="float">
            <text:p>0.0681804615</text:p>
          </table:table-cell>
          <table:table-cell table:formula="of:=[.H14]/[.A14]" office:value-type="float" office:value="0.139703076923077" calcext:value-type="float">
            <text:p>0.1397030769</text:p>
          </table:table-cell>
          <table:table-cell table:formula="of:=[.I14]/[.A14]" office:value-type="float" office:value="0.192909230769231" calcext:value-type="float">
            <text:p>0.1929092308</text:p>
          </table:table-cell>
          <table:table-cell table:formula="of:=[.J14]/[.A14]" office:value-type="float" office:value="0.531743076923077" calcext:value-type="float">
            <text:p>0.5317430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8615" calcext:value-type="float">
            <text:p>0.048615</text:p>
          </table:table-cell>
          <table:table-cell office:value-type="float" office:value="0.07229" calcext:value-type="float">
            <text:p>0.07229</text:p>
          </table:table-cell>
          <table:table-cell office:value-type="float" office:value="0.191108" calcext:value-type="float">
            <text:p>0.191108</text:p>
          </table:table-cell>
          <table:table-cell office:value-type="float" office:value="0.380997" calcext:value-type="float">
            <text:p>0.380997</text:p>
          </table:table-cell>
          <table:table-cell office:value-type="float" office:value="0.768157" calcext:value-type="float">
            <text:p>0.768157</text:p>
          </table:table-cell>
          <table:table-cell office:value-type="float" office:value="1.52256" calcext:value-type="float">
            <text:p>1.52256</text:p>
          </table:table-cell>
          <table:table-cell office:value-type="float" office:value="3.06479" calcext:value-type="float">
            <text:p>3.06479</text:p>
          </table:table-cell>
          <table:table-cell office:value-type="float" office:value="5.01806" calcext:value-type="float">
            <text:p>5.01806</text:p>
          </table:table-cell>
          <table:table-cell office:value-type="float" office:value="12.017" calcext:value-type="float">
            <text:p>12.01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0.04861514" office:value-type="float" office:value="0.04861514" calcext:value-type="float">
            <text:p>0.04861514</text:p>
          </table:table-cell>
          <table:table-cell table:formula="of:=0.07229/14" office:value-type="float" office:value="0.00516357142857143" calcext:value-type="float">
            <text:p>0.0051635714</text:p>
          </table:table-cell>
          <table:table-cell table:formula="of:=[.D15]/[.A15]" office:value-type="float" office:value="0.0136505714285714" calcext:value-type="float">
            <text:p>0.0136505714</text:p>
          </table:table-cell>
          <table:table-cell table:formula="of:=[.E15]/[.A15]" office:value-type="float" office:value="0.0272140714285714" calcext:value-type="float">
            <text:p>0.0272140714</text:p>
          </table:table-cell>
          <table:table-cell table:formula="of:=0.133264/[.A15]" office:value-type="float" office:value="0.00951885714285714" calcext:value-type="float">
            <text:p>0.0095188571</text:p>
          </table:table-cell>
          <table:table-cell table:formula="of:=[.G15]/[.A15]" office:value-type="float" office:value="0.108754285714286" calcext:value-type="float">
            <text:p>0.1087542857</text:p>
          </table:table-cell>
          <table:table-cell table:formula="of:=[.H15]/[.A15]" office:value-type="float" office:value="0.218913571428571" calcext:value-type="float">
            <text:p>0.2189135714</text:p>
          </table:table-cell>
          <table:table-cell table:formula="of:=[.I15]/[.A15]" office:value-type="float" office:value="0.358432857142857" calcext:value-type="float">
            <text:p>0.3584328571</text:p>
          </table:table-cell>
          <table:table-cell table:formula="of:=[.J15]/[.A15]" office:value-type="float" office:value="0.858357142857143" calcext:value-type="float">
            <text:p>0.8583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7325" calcext:value-type="float">
            <text:p>0.067325</text:p>
          </table:table-cell>
          <table:table-cell office:value-type="float" office:value="0.133255" calcext:value-type="float">
            <text:p>0.133255</text:p>
          </table:table-cell>
          <table:table-cell office:value-type="float" office:value="0.264661" calcext:value-type="float">
            <text:p>0.26466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809417" calcext:value-type="float">
            <text:p>0.809417</text:p>
          </table:table-cell>
          <table:table-cell office:value-type="float" office:value="1.81142" calcext:value-type="float">
            <text:p>1.81142</text:p>
          </table:table-cell>
          <table:table-cell office:value-type="float" office:value="3.23644" calcext:value-type="float">
            <text:p>3.23644</text:p>
          </table:table-cell>
          <table:table-cell office:value-type="float" office:value="6.61321" calcext:value-type="float">
            <text:p>6.61321</text:p>
          </table:table-cell>
          <table:table-cell office:value-type="float" office:value="13.811" calcext:value-type="float">
            <text:p>13.81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0.067325/15" office:value-type="float" office:value="0.00448833333333333" calcext:value-type="float">
            <text:p>0.0044883333</text:p>
          </table:table-cell>
          <table:table-cell table:formula="of:=0.133255/15" office:value-type="float" office:value="0.00888366666666667" calcext:value-type="float">
            <text:p>0.0088836667</text:p>
          </table:table-cell>
          <table:table-cell table:formula="of:=[.D16]/[.A16]" office:value-type="float" office:value="0.0176440666666667" calcext:value-type="float">
            <text:p>0.0176440667</text:p>
          </table:table-cell>
          <table:table-cell table:formula="of:=[.E16]/[.A16]" office:value-type="float" office:value="0.0303666666666667" calcext:value-type="float">
            <text:p>0.0303666667</text:p>
          </table:table-cell>
          <table:table-cell table:formula="of:=0.133264/[.A16]" office:value-type="float" office:value="0.00888426666666667" calcext:value-type="float">
            <text:p>0.0088842667</text:p>
          </table:table-cell>
          <table:table-cell table:formula="of:=[.G16]/[.A16]" office:value-type="float" office:value="0.120761333333333" calcext:value-type="float">
            <text:p>0.1207613333</text:p>
          </table:table-cell>
          <table:table-cell table:formula="of:=[.H16]/[.A16]" office:value-type="float" office:value="0.215762666666667" calcext:value-type="float">
            <text:p>0.2157626667</text:p>
          </table:table-cell>
          <table:table-cell table:formula="of:=[.I16]/[.A16]" office:value-type="float" office:value="0.440880666666667" calcext:value-type="float">
            <text:p>0.4408806667</text:p>
          </table:table-cell>
          <table:table-cell table:formula="of:=[.J16]/[.A16]" office:value-type="float" office:value="0.920733333333333" calcext:value-type="float">
            <text:p>0.9207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5715" calcext:value-type="float">
            <text:p>0.085715</text:p>
          </table:table-cell>
          <table:table-cell office:value-type="float" office:value="0.186051" calcext:value-type="float">
            <text:p>0.186051</text:p>
          </table:table-cell>
          <table:table-cell office:value-type="float" office:value="0.331193" calcext:value-type="float">
            <text:p>0.331193</text:p>
          </table:table-cell>
          <table:table-cell office:value-type="float" office:value="0.609725" calcext:value-type="float">
            <text:p>0.609725</text:p>
          </table:table-cell>
          <table:table-cell office:value-type="float" office:value="1.16395" calcext:value-type="float">
            <text:p>1.16395</text:p>
          </table:table-cell>
          <table:table-cell office:value-type="float" office:value="2.42229" calcext:value-type="float">
            <text:p>2.42229</text:p>
          </table:table-cell>
          <table:table-cell office:value-type="float" office:value="4.63924" calcext:value-type="float">
            <text:p>4.63924</text:p>
          </table:table-cell>
          <table:table-cell office:value-type="float" office:value="8.99776" calcext:value-type="float">
            <text:p>8.99776</text:p>
          </table:table-cell>
          <table:table-cell office:value-type="float" office:value="18.7951" calcext:value-type="float">
            <text:p>18.795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0.085715/16" office:value-type="float" office:value="0.0053571875" calcext:value-type="float">
            <text:p>0.0053571875</text:p>
          </table:table-cell>
          <table:table-cell table:formula="of:=0.186051/16" office:value-type="float" office:value="0.0116281875" calcext:value-type="float">
            <text:p>0.0116281875</text:p>
          </table:table-cell>
          <table:table-cell table:formula="of:=[.D17]/[.A17]" office:value-type="float" office:value="0.0206995625" calcext:value-type="float">
            <text:p>0.0206995625</text:p>
          </table:table-cell>
          <table:table-cell table:formula="of:=[.E17]/[.A17]" office:value-type="float" office:value="0.0381078125" calcext:value-type="float">
            <text:p>0.0381078125</text:p>
          </table:table-cell>
          <table:table-cell table:formula="of:=0.133264/[.A17]" office:value-type="float" office:value="0.008329" calcext:value-type="float">
            <text:p>0.008329</text:p>
          </table:table-cell>
          <table:table-cell table:formula="of:=[.G17]/[.A17]" office:value-type="float" office:value="0.151393125" calcext:value-type="float">
            <text:p>0.151393125</text:p>
          </table:table-cell>
          <table:table-cell table:formula="of:=[.H17]/[.A17]" office:value-type="float" office:value="0.2899525" calcext:value-type="float">
            <text:p>0.2899525</text:p>
          </table:table-cell>
          <table:table-cell table:formula="of:=[.I17]/[.A17]" office:value-type="float" office:value="0.56236" calcext:value-type="float">
            <text:p>0.56236</text:p>
          </table:table-cell>
          <table:table-cell table:formula="of:=[.J17]/[.A17]" office:value-type="float" office:value="1.17469375" calcext:value-type="float">
            <text:p>1.17469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3263" calcext:value-type="float">
            <text:p>0.093263</text:p>
          </table:table-cell>
          <table:table-cell office:value-type="float" office:value="0.257531" calcext:value-type="float">
            <text:p>0.257531</text:p>
          </table:table-cell>
          <table:table-cell office:value-type="float" office:value="0.454709" calcext:value-type="float">
            <text:p>0.454709</text:p>
          </table:table-cell>
          <table:table-cell office:value-type="float" office:value="0.967284" calcext:value-type="float">
            <text:p>0.967284</text:p>
          </table:table-cell>
          <table:table-cell office:value-type="float" office:value="1.89021" calcext:value-type="float">
            <text:p>1.89021</text:p>
          </table:table-cell>
          <table:table-cell office:value-type="float" office:value="3.64125" calcext:value-type="float">
            <text:p>3.64125</text:p>
          </table:table-cell>
          <table:table-cell office:value-type="float" office:value="6.81525" calcext:value-type="float">
            <text:p>6.81525</text:p>
          </table:table-cell>
          <table:table-cell office:value-type="float" office:value="10.6373" calcext:value-type="float">
            <text:p>10.6373</text:p>
          </table:table-cell>
          <table:table-cell office:value-type="float" office:value="21.8953" calcext:value-type="float">
            <text:p>21.8953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0.093263/17" office:value-type="float" office:value="0.00548605882352941" calcext:value-type="float">
            <text:p>0.0054860588</text:p>
          </table:table-cell>
          <table:table-cell table:formula="of:=0.257531/17" office:value-type="float" office:value="0.0151488823529412" calcext:value-type="float">
            <text:p>0.0151488824</text:p>
          </table:table-cell>
          <table:table-cell table:formula="of:=[.D18]/[.A18]" office:value-type="float" office:value="0.0267475882352941" calcext:value-type="float">
            <text:p>0.0267475882</text:p>
          </table:table-cell>
          <table:table-cell table:formula="of:=[.E18]/[.A18]" office:value-type="float" office:value="0.0568990588235294" calcext:value-type="float">
            <text:p>0.0568990588</text:p>
          </table:table-cell>
          <table:table-cell table:formula="of:=0.133264/[.A18]" office:value-type="float" office:value="0.00783905882352941" calcext:value-type="float">
            <text:p>0.0078390588</text:p>
          </table:table-cell>
          <table:table-cell table:formula="of:=[.G18]/[.A18]" office:value-type="float" office:value="0.214191176470588" calcext:value-type="float">
            <text:p>0.2141911765</text:p>
          </table:table-cell>
          <table:table-cell table:formula="of:=[.H18]/[.A18]" office:value-type="float" office:value="0.400897058823529" calcext:value-type="float">
            <text:p>0.4008970588</text:p>
          </table:table-cell>
          <table:table-cell table:formula="of:=[.I18]/[.A18]" office:value-type="float" office:value="0.625723529411765" calcext:value-type="float">
            <text:p>0.6257235294</text:p>
          </table:table-cell>
          <table:table-cell table:formula="of:=[.J18]/[.A18]" office:value-type="float" office:value="1.28795882352941" calcext:value-type="float">
            <text:p>1.2879588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6086" calcext:value-type="float">
            <text:p>0.136086</text:p>
          </table:table-cell>
          <table:table-cell office:value-type="float" office:value="0.301682" calcext:value-type="float">
            <text:p>0.301682</text:p>
          </table:table-cell>
          <table:table-cell office:value-type="float" office:value="0.622603" calcext:value-type="float">
            <text:p>0.622603</text:p>
          </table:table-cell>
          <table:table-cell office:value-type="float" office:value="1.15612" calcext:value-type="float">
            <text:p>1.15612</text:p>
          </table:table-cell>
          <table:table-cell office:value-type="float" office:value="2.20837" calcext:value-type="float">
            <text:p>2.20837</text:p>
          </table:table-cell>
          <table:table-cell office:value-type="float" office:value="4.5584" calcext:value-type="float">
            <text:p>4.5584</text:p>
          </table:table-cell>
          <table:table-cell office:value-type="float" office:value="8.92016" calcext:value-type="float">
            <text:p>8.92016</text:p>
          </table:table-cell>
          <table:table-cell office:value-type="float" office:value="14.0666" calcext:value-type="float">
            <text:p>14.0666</text:p>
          </table:table-cell>
          <table:table-cell office:value-type="float" office:value="31.9221" calcext:value-type="float">
            <text:p>31.922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0.136086/18" office:value-type="float" office:value="0.00756033333333333" calcext:value-type="float">
            <text:p>0.0075603333</text:p>
          </table:table-cell>
          <table:table-cell table:formula="of:=0.301682/18" office:value-type="float" office:value="0.0167601111111111" calcext:value-type="float">
            <text:p>0.0167601111</text:p>
          </table:table-cell>
          <table:table-cell table:formula="of:=[.D19]/[.A19]" office:value-type="float" office:value="0.0345890555555556" calcext:value-type="float">
            <text:p>0.0345890556</text:p>
          </table:table-cell>
          <table:table-cell table:formula="of:=[.E19]/[.A19]" office:value-type="float" office:value="0.0642288888888889" calcext:value-type="float">
            <text:p>0.0642288889</text:p>
          </table:table-cell>
          <table:table-cell table:formula="of:=0.133264/[.A19]" office:value-type="float" office:value="0.00740355555555556" calcext:value-type="float">
            <text:p>0.0074035556</text:p>
          </table:table-cell>
          <table:table-cell table:formula="of:=[.G19]/[.A19]" office:value-type="float" office:value="0.253244444444444" calcext:value-type="float">
            <text:p>0.2532444444</text:p>
          </table:table-cell>
          <table:table-cell table:formula="of:=[.H19]/[.A19]" office:value-type="float" office:value="0.495564444444444" calcext:value-type="float">
            <text:p>0.4955644444</text:p>
          </table:table-cell>
          <table:table-cell table:formula="of:=[.I19]/[.A19]" office:value-type="float" office:value="0.781477777777778" calcext:value-type="float">
            <text:p>0.7814777778</text:p>
          </table:table-cell>
          <table:table-cell table:formula="of:=[.J19]/[.A19]" office:value-type="float" office:value="1.77345" calcext:value-type="float">
            <text:p>1.77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0.392006" calcext:value-type="float">
            <text:p>0.392006</text:p>
          </table:table-cell>
          <table:table-cell office:value-type="float" office:value="0.749645" calcext:value-type="float">
            <text:p>0.749645</text:p>
          </table:table-cell>
          <table:table-cell office:value-type="float" office:value="1.42856" calcext:value-type="float">
            <text:p>1.42856</text:p>
          </table:table-cell>
          <table:table-cell office:value-type="float" office:value="2.77675" calcext:value-type="float">
            <text:p>2.77675</text:p>
          </table:table-cell>
          <table:table-cell office:value-type="float" office:value="5.40649" calcext:value-type="float">
            <text:p>5.40649</text:p>
          </table:table-cell>
          <table:table-cell office:value-type="float" office:value="11.0053" calcext:value-type="float">
            <text:p>11.0053</text:p>
          </table:table-cell>
          <table:table-cell office:value-type="float" office:value="18.738" calcext:value-type="float">
            <text:p>18.738</text:p>
          </table:table-cell>
          <table:table-cell office:value-type="float" office:value="39.7784" calcext:value-type="float">
            <text:p>39.778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0.199403/19" office:value-type="float" office:value="0.0104948947368421" calcext:value-type="float">
            <text:p>0.0104948947</text:p>
          </table:table-cell>
          <table:table-cell table:formula="of:=0.392006/19" office:value-type="float" office:value="0.0206318947368421" calcext:value-type="float">
            <text:p>0.0206318947</text:p>
          </table:table-cell>
          <table:table-cell table:formula="of:=[.D20]/[.A20]" office:value-type="float" office:value="0.039455" calcext:value-type="float">
            <text:p>0.039455</text:p>
          </table:table-cell>
          <table:table-cell table:formula="of:=[.E20]/[.A20]" office:value-type="float" office:value="0.0751873684210526" calcext:value-type="float">
            <text:p>0.0751873684</text:p>
          </table:table-cell>
          <table:table-cell table:formula="of:=0.133264/[.A20]" office:value-type="float" office:value="0.00701389473684211" calcext:value-type="float">
            <text:p>0.0070138947</text:p>
          </table:table-cell>
          <table:table-cell table:formula="of:=[.G20]/[.A20]" office:value-type="float" office:value="0.284552105263158" calcext:value-type="float">
            <text:p>0.2845521053</text:p>
          </table:table-cell>
          <table:table-cell table:formula="of:=[.H20]/[.A20]" office:value-type="float" office:value="0.579226315789474" calcext:value-type="float">
            <text:p>0.5792263158</text:p>
          </table:table-cell>
          <table:table-cell table:formula="of:=[.I20]/[.A20]" office:value-type="float" office:value="0.986210526315789" calcext:value-type="float">
            <text:p>0.9862105263</text:p>
          </table:table-cell>
          <table:table-cell table:formula="of:=[.J20]/[.A20]" office:value-type="float" office:value="2.0936" calcext:value-type="float">
            <text:p>2.0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9035" calcext:value-type="float">
            <text:p>0.259035</text:p>
          </table:table-cell>
          <table:table-cell office:value-type="float" office:value="0.477706" calcext:value-type="float">
            <text:p>0.477706</text:p>
          </table:table-cell>
          <table:table-cell office:value-type="float" office:value="0.905244" calcext:value-type="float">
            <text:p>0.905244</text:p>
          </table:table-cell>
          <table:table-cell office:value-type="float" office:value="1.7113" calcext:value-type="float">
            <text:p>1.7113</text:p>
          </table:table-cell>
          <table:table-cell office:value-type="float" office:value="3.40596" calcext:value-type="float">
            <text:p>3.40596</text:p>
          </table:table-cell>
          <table:table-cell office:value-type="float" office:value="6.34161" calcext:value-type="float">
            <text:p>6.34161</text:p>
          </table:table-cell>
          <table:table-cell office:value-type="float" office:value="13.0943" calcext:value-type="float">
            <text:p>13.0943</text:p>
          </table:table-cell>
          <table:table-cell office:value-type="float" office:value="23.7937" calcext:value-type="float">
            <text:p>23.7937</text:p>
          </table:table-cell>
          <table:table-cell office:value-type="float" office:value="47.676" calcext:value-type="float">
            <text:p>47.67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0.259035/20" office:value-type="float" office:value="0.01295175" calcext:value-type="float">
            <text:p>0.01295175</text:p>
          </table:table-cell>
          <table:table-cell table:formula="of:=0.477706/20" office:value-type="float" office:value="0.0238853" calcext:value-type="float">
            <text:p>0.0238853</text:p>
          </table:table-cell>
          <table:table-cell table:formula="of:=[.D21]/[.A21]" office:value-type="float" office:value="0.0452622" calcext:value-type="float">
            <text:p>0.0452622</text:p>
          </table:table-cell>
          <table:table-cell table:formula="of:=[.E21]/[.A21]" office:value-type="float" office:value="0.085565" calcext:value-type="float">
            <text:p>0.085565</text:p>
          </table:table-cell>
          <table:table-cell table:formula="of:=0.133264/[.A21]" office:value-type="float" office:value="0.0066632" calcext:value-type="float">
            <text:p>0.0066632</text:p>
          </table:table-cell>
          <table:table-cell table:formula="of:=[.G21]/[.A21]" office:value-type="float" office:value="0.3170805" calcext:value-type="float">
            <text:p>0.3170805</text:p>
          </table:table-cell>
          <table:table-cell table:formula="of:=[.H21]/[.A21]" office:value-type="float" office:value="0.654715" calcext:value-type="float">
            <text:p>0.654715</text:p>
          </table:table-cell>
          <table:table-cell table:formula="of:=[.I21]/[.A21]" office:value-type="float" office:value="1.189685" calcext:value-type="float">
            <text:p>1.189685</text:p>
          </table:table-cell>
          <table:table-cell table:formula="of:=[.J21]/[.A21]" office:value-type="float" office:value="2.3838" calcext:value-type="float">
            <text:p>2.38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589806" calcext:value-type="float">
            <text:p>0.589806</text:p>
          </table:table-cell>
          <table:table-cell office:value-type="float" office:value="1.05023" calcext:value-type="float">
            <text:p>1.05023</text:p>
          </table:table-cell>
          <table:table-cell office:value-type="float" office:value="1.97238" calcext:value-type="float">
            <text:p>1.97238</text:p>
          </table:table-cell>
          <table:table-cell office:value-type="float" office:value="4.08693" calcext:value-type="float">
            <text:p>4.08693</text:p>
          </table:table-cell>
          <table:table-cell office:value-type="float" office:value="7.30305" calcext:value-type="float">
            <text:p>7.30305</text:p>
          </table:table-cell>
          <table:table-cell office:value-type="float" office:value="15.1813" calcext:value-type="float">
            <text:p>15.1813</text:p>
          </table:table-cell>
          <table:table-cell office:value-type="float" office:value="27.334" calcext:value-type="float">
            <text:p>27.334</text:p>
          </table:table-cell>
          <table:table-cell office:value-type="float" office:value="55.6434" calcext:value-type="float">
            <text:p>55.643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  <table:table-cell table:formula="of:=0.589806/21" office:value-type="float" office:value="0.028086" calcext:value-type="float">
            <text:p>0.028086</text:p>
          </table:table-cell>
          <table:table-cell table:formula="of:=[.D22]/[.A22]" office:value-type="float" office:value="0.0500109523809524" calcext:value-type="float">
            <text:p>0.0500109524</text:p>
          </table:table-cell>
          <table:table-cell table:formula="of:=[.E22]/[.A22]" office:value-type="float" office:value="0.0939228571428572" calcext:value-type="float">
            <text:p>0.0939228571</text:p>
          </table:table-cell>
          <table:table-cell table:formula="of:=0.133264/[.A22]" office:value-type="float" office:value="0.00634590476190476" calcext:value-type="float">
            <text:p>0.0063459048</text:p>
          </table:table-cell>
          <table:table-cell table:formula="of:=[.G22]/[.A22]" office:value-type="float" office:value="0.347764285714286" calcext:value-type="float">
            <text:p>0.3477642857</text:p>
          </table:table-cell>
          <table:table-cell table:formula="of:=[.H22]/[.A22]" office:value-type="float" office:value="0.722919047619048" calcext:value-type="float">
            <text:p>0.7229190476</text:p>
          </table:table-cell>
          <table:table-cell table:formula="of:=[.I22]/[.A22]" office:value-type="float" office:value="1.30161904761905" calcext:value-type="float">
            <text:p>1.3016190476</text:p>
          </table:table-cell>
          <table:table-cell table:formula="of:=[.J22]/[.A22]" office:value-type="float" office:value="2.64968571428571" calcext:value-type="float">
            <text:p>2.6496857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26315" calcext:value-type="float">
            <text:p>1.26315</text:p>
          </table:table-cell>
          <table:table-cell office:value-type="float" office:value="2.311" calcext:value-type="float">
            <text:p>2.311</text:p>
          </table:table-cell>
          <table:table-cell office:value-type="float" office:value="4.48159" calcext:value-type="float">
            <text:p>4.48159</text:p>
          </table:table-cell>
          <table:table-cell office:value-type="float" office:value="8.47856" calcext:value-type="float">
            <text:p>8.47856</text:p>
          </table:table-cell>
          <table:table-cell office:value-type="float" office:value="17.561" calcext:value-type="float">
            <text:p>17.561</text:p>
          </table:table-cell>
          <table:table-cell office:value-type="float" office:value="31.6112" calcext:value-type="float">
            <text:p>31.6112</text:p>
          </table:table-cell>
          <table:table-cell office:value-type="float" office:value="63.2097" calcext:value-type="float">
            <text:p>63.2097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/>
          <table:table-cell table:formula="of:=[.D23]/[.A23]" office:value-type="float" office:value="0.0574159090909091" calcext:value-type="float">
            <text:p>0.0574159091</text:p>
          </table:table-cell>
          <table:table-cell table:formula="of:=[.E23]/[.A23]" office:value-type="float" office:value="0.105045454545455" calcext:value-type="float">
            <text:p>0.1050454545</text:p>
          </table:table-cell>
          <table:table-cell table:formula="of:=0.133264/[.A23]" office:value-type="float" office:value="0.00605745454545455" calcext:value-type="float">
            <text:p>0.0060574545</text:p>
          </table:table-cell>
          <table:table-cell table:formula="of:=[.G23]/[.A23]" office:value-type="float" office:value="0.385389090909091" calcext:value-type="float">
            <text:p>0.3853890909</text:p>
          </table:table-cell>
          <table:table-cell table:formula="of:=[.H23]/[.A23]" office:value-type="float" office:value="0.798227272727273" calcext:value-type="float">
            <text:p>0.7982272727</text:p>
          </table:table-cell>
          <table:table-cell table:formula="of:=[.I23]/[.A23]" office:value-type="float" office:value="1.43687272727273" calcext:value-type="float">
            <text:p>1.4368727273</text:p>
          </table:table-cell>
          <table:table-cell table:formula="of:=[.J23]/[.A23]" office:value-type="float" office:value="2.87316818181818" calcext:value-type="float">
            <text:p>2.87316818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.77416" calcext:value-type="float">
            <text:p>2.77416</text:p>
          </table:table-cell>
          <table:table-cell office:value-type="float" office:value="5.12299" calcext:value-type="float">
            <text:p>5.12299</text:p>
          </table:table-cell>
          <table:table-cell office:value-type="float" office:value="9.70158" calcext:value-type="float">
            <text:p>9.70158</text:p>
          </table:table-cell>
          <table:table-cell office:value-type="float" office:value="19.0734" calcext:value-type="float">
            <text:p>19.0734</text:p>
          </table:table-cell>
          <table:table-cell office:value-type="float" office:value="36.2262" calcext:value-type="float">
            <text:p>36.2262</text:p>
          </table:table-cell>
          <table:table-cell office:value-type="float" office:value="70.9181" calcext:value-type="float">
            <text:p>70.918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table:formula="of:=[.E24]/[.A24]" office:value-type="float" office:value="0.120615652173913" calcext:value-type="float">
            <text:p>0.1206156522</text:p>
          </table:table-cell>
          <table:table-cell table:formula="of:=0.133264/[.A24]" office:value-type="float" office:value="0.00579408695652174" calcext:value-type="float">
            <text:p>0.005794087</text:p>
          </table:table-cell>
          <table:table-cell table:formula="of:=[.G24]/[.A24]" office:value-type="float" office:value="0.421807826086956" calcext:value-type="float">
            <text:p>0.4218078261</text:p>
          </table:table-cell>
          <table:table-cell table:formula="of:=[.H24]/[.A24]" office:value-type="float" office:value="0.829278260869565" calcext:value-type="float">
            <text:p>0.8292782609</text:p>
          </table:table-cell>
          <table:table-cell table:formula="of:=[.I24]/[.A24]" office:value-type="float" office:value="1.57505217391304" calcext:value-type="float">
            <text:p>1.5750521739</text:p>
          </table:table-cell>
          <table:table-cell table:formula="of:=[.J24]/[.A24]" office:value-type="float" office:value="3.08339565217391" calcext:value-type="float">
            <text:p>3.08339565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6.00988" calcext:value-type="float">
            <text:p>6.00988</text:p>
          </table:table-cell>
          <table:table-cell office:value-type="float" office:value="11.1363" calcext:value-type="float">
            <text:p>11.1363</text:p>
          </table:table-cell>
          <table:table-cell office:value-type="float" office:value="21.3503" calcext:value-type="float">
            <text:p>21.3503</text:p>
          </table:table-cell>
          <table:table-cell office:value-type="float" office:value="41.6093" calcext:value-type="float">
            <text:p>41.6093</text:p>
          </table:table-cell>
          <table:table-cell office:value-type="float" office:value="78.2942" calcext:value-type="float">
            <text:p>78.2942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  <table:table-cell table:formula="of:=0.133264/[.A25]" office:value-type="float" office:value="0.00555266666666667" calcext:value-type="float">
            <text:p>0.0055526667</text:p>
          </table:table-cell>
          <table:table-cell table:formula="of:=[.G25]/[.A25]" office:value-type="float" office:value="0.4640125" calcext:value-type="float">
            <text:p>0.4640125</text:p>
          </table:table-cell>
          <table:table-cell table:formula="of:=[.H25]/[.A25]" office:value-type="float" office:value="0.889595833333333" calcext:value-type="float">
            <text:p>0.8895958333</text:p>
          </table:table-cell>
          <table:table-cell table:formula="of:=[.I25]/[.A25]" office:value-type="float" office:value="1.73372083333333" calcext:value-type="float">
            <text:p>1.7337208333</text:p>
          </table:table-cell>
          <table:table-cell table:formula="of:=[.J25]/[.A25]" office:value-type="float" office:value="3.26225833333333" calcext:value-type="float">
            <text:p>3.262258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13.0302" calcext:value-type="float">
            <text:p>13.0302</text:p>
          </table:table-cell>
          <table:table-cell office:value-type="float" office:value="24.3122" calcext:value-type="float">
            <text:p>24.3122</text:p>
          </table:table-cell>
          <table:table-cell office:value-type="float" office:value="47.0985" calcext:value-type="float">
            <text:p>47.0985</text:p>
          </table:table-cell>
          <table:table-cell office:value-type="float" office:value="86.8281" calcext:value-type="float">
            <text:p>86.828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table:formula="of:=[.G26]/[.A26]" office:value-type="float" office:value="0.521208" calcext:value-type="float">
            <text:p>0.521208</text:p>
          </table:table-cell>
          <table:table-cell table:formula="of:=[.H26]/[.A26]" office:value-type="float" office:value="0.972488" calcext:value-type="float">
            <text:p>0.972488</text:p>
          </table:table-cell>
          <table:table-cell table:formula="of:=[.I26]/[.A26]" office:value-type="float" office:value="1.88394" calcext:value-type="float">
            <text:p>1.88394</text:p>
          </table:table-cell>
          <table:table-cell table:formula="of:=[.J26]/[.A26]" office:value-type="float" office:value="3.473124" calcext:value-type="float">
            <text:p>3.4731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8.0444" calcext:value-type="float">
            <text:p>28.0444</text:p>
          </table:table-cell>
          <table:table-cell office:value-type="float" office:value="52.7918" calcext:value-type="float">
            <text:p>52.7918</text:p>
          </table:table-cell>
          <table:table-cell office:value-type="float" office:value="96.2468" calcext:value-type="float">
            <text:p>96.246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6"/>
          <table:table-cell table:formula="of:=[.H27]/[.A27]" office:value-type="float" office:value="1.07863076923077" calcext:value-type="float">
            <text:p>1.0786307692</text:p>
          </table:table-cell>
          <table:table-cell table:formula="of:=[.I27]/[.A27]" office:value-type="float" office:value="2.03045384615385" calcext:value-type="float">
            <text:p>2.0304538462</text:p>
          </table:table-cell>
          <table:table-cell table:formula="of:=[.J27]/[.A27]" office:value-type="float" office:value="3.7018" calcext:value-type="float">
            <text:p>3.7018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medias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table:number-columns-repeated="5"/>
          <table:table-cell office:value-type="string" calcext:value-type="string">
            <text:p>proporco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833507" calcext:value-type="float">
            <text:p>0.00833507</text:p>
          </table:table-cell>
          <table:table-cell office:value-type="float" office:value="0.0166694" calcext:value-type="float">
            <text:p>0.0166694</text:p>
          </table:table-cell>
          <table:table-cell office:value-type="float" office:value="0.0332556" calcext:value-type="float">
            <text:p>0.0332556</text:p>
          </table:table-cell>
          <table:table-cell office:value-type="float" office:value="0.0665023" calcext:value-type="float">
            <text:p>0.0665023</text:p>
          </table:table-cell>
          <table:table-cell office:value-type="float" office:value="0.132942" calcext:value-type="float">
            <text:p>0.132942</text:p>
          </table:table-cell>
          <table:table-cell table:number-columns-repeated="5"/>
          <table:table-cell office:value-type="string" calcext:value-type="string">
            <text:p>QUBITS: 20</text:p>
          </table:table-cell>
          <table:table-cell office:value-type="string" calcext:value-type="string">
            <text:p>QUBITS: 21</text:p>
          </table:table-cell>
          <table:table-cell office:value-type="string" calcext:value-type="string">
            <text:p>QUBITS: 22</text:p>
          </table:table-cell>
          <table:table-cell office:value-type="string" calcext:value-type="string">
            <text:p>QUBITS: 23</text:p>
          </table:table-cell>
          <table:table-cell office:value-type="string" calcext:value-type="string">
            <text:p>QUBITS: 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0067554" calcext:value-type="float">
            <text:p>0.0067554</text:p>
          </table:table-cell>
          <table:table-cell office:value-type="float" office:value="0.0134969" calcext:value-type="float">
            <text:p>0.0134969</text:p>
          </table:table-cell>
          <table:table-cell office:value-type="float" office:value="0.026979" calcext:value-type="float">
            <text:p>0.026979</text:p>
          </table:table-cell>
          <table:table-cell office:value-type="float" office:value="0.053963" calcext:value-type="float">
            <text:p>0.053963</text:p>
          </table:table-cell>
          <table:table-cell office:value-type="float" office:value="0.107916" calcext:value-type="float">
            <text:p>0.1079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I34]/[.H34]" office:value-type="string" office:string-value="" calcext:value-type="error">
            <text:p>#VALUE!</text:p>
          </table:table-cell>
          <table:table-cell table:formula="of:=[.J34]/[.H34]" office:value-type="string" office:string-value="" calcext:value-type="error">
            <text:p>#VALUE!</text:p>
          </table:table-cell>
          <table:table-cell table:formula="of:=[.K34]/[.H34]" office:value-type="string" office:string-value="" calcext:value-type="error">
            <text:p>#VALUE!</text:p>
          </table:table-cell>
          <table:table-cell table:formula="of:=[.L34]/[.H34]" office:value-type="string" office:string-value="" calcext:value-type="error">
            <text:p>#VALUE!</text:p>
          </table:table-cell>
          <table:table-cell table:formula="of:=[.M34]/[.H3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0065623" calcext:value-type="float">
            <text:p>0.0065623</text:p>
          </table:table-cell>
          <table:table-cell office:value-type="float" office:value="0.0132329" calcext:value-type="float">
            <text:p>0.0132329</text:p>
          </table:table-cell>
          <table:table-cell office:value-type="float" office:value="0.0264724" calcext:value-type="float">
            <text:p>0.0264724</text:p>
          </table:table-cell>
          <table:table-cell office:value-type="float" office:value="0.0529601" calcext:value-type="float">
            <text:p>0.0529601</text:p>
          </table:table-cell>
          <table:table-cell office:value-type="float" office:value="0.105885" calcext:value-type="float">
            <text:p>0.10588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I35]/[.H35]" office:value-type="string" office:string-value="" calcext:value-type="error">
            <text:p>#VALUE!</text:p>
          </table:table-cell>
          <table:table-cell table:formula="of:=[.J35]/[.H35]" office:value-type="string" office:string-value="" calcext:value-type="error">
            <text:p>#VALUE!</text:p>
          </table:table-cell>
          <table:table-cell table:formula="of:=[.K35]/[.H35]" office:value-type="string" office:string-value="" calcext:value-type="error">
            <text:p>#VALUE!</text:p>
          </table:table-cell>
          <table:table-cell table:formula="of:=[.L35]/[.H35]" office:value-type="string" office:string-value="" calcext:value-type="error">
            <text:p>#VALUE!</text:p>
          </table:table-cell>
          <table:table-cell table:formula="of:=[.M35]/[.H3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717277" calcext:value-type="float">
            <text:p>0.00717277</text:p>
          </table:table-cell>
          <table:table-cell office:value-type="float" office:value="0.0144074" calcext:value-type="float">
            <text:p>0.0144074</text:p>
          </table:table-cell>
          <table:table-cell office:value-type="float" office:value="0.0287862" calcext:value-type="float">
            <text:p>0.0287862</text:p>
          </table:table-cell>
          <table:table-cell office:value-type="float" office:value="0.0576473" calcext:value-type="float">
            <text:p>0.0576473</text:p>
          </table:table-cell>
          <table:table-cell office:value-type="float" office:value="0.115326" calcext:value-type="float">
            <text:p>0.1153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I36]/[.H36]" office:value-type="string" office:string-value="" calcext:value-type="error">
            <text:p>#VALUE!</text:p>
          </table:table-cell>
          <table:table-cell table:formula="of:=[.J36]/[.H36]" office:value-type="string" office:string-value="" calcext:value-type="error">
            <text:p>#VALUE!</text:p>
          </table:table-cell>
          <table:table-cell table:formula="of:=[.K36]/[.H36]" office:value-type="string" office:string-value="" calcext:value-type="error">
            <text:p>#VALUE!</text:p>
          </table:table-cell>
          <table:table-cell table:formula="of:=[.L36]/[.H36]" office:value-type="string" office:string-value="" calcext:value-type="error">
            <text:p>#VALUE!</text:p>
          </table:table-cell>
          <table:table-cell table:formula="of:=[.M36]/[.H3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008132" calcext:value-type="float">
            <text:p>0.008132</text:p>
          </table:table-cell>
          <table:table-cell office:value-type="float" office:value="0.0163232" calcext:value-type="float">
            <text:p>0.0163232</text:p>
          </table:table-cell>
          <table:table-cell office:value-type="float" office:value="0.0326004" calcext:value-type="float">
            <text:p>0.0326004</text:p>
          </table:table-cell>
          <table:table-cell office:value-type="float" office:value="0.0652674" calcext:value-type="float">
            <text:p>0.0652674</text:p>
          </table:table-cell>
          <table:table-cell office:value-type="float" office:value="0.130586" calcext:value-type="float">
            <text:p>0.13058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I37]/[.H37]" office:value-type="string" office:string-value="" calcext:value-type="error">
            <text:p>#VALUE!</text:p>
          </table:table-cell>
          <table:table-cell table:formula="of:=[.J37]/[.H37]" office:value-type="string" office:string-value="" calcext:value-type="error">
            <text:p>#VALUE!</text:p>
          </table:table-cell>
          <table:table-cell table:formula="of:=[.K37]/[.H37]" office:value-type="string" office:string-value="" calcext:value-type="error">
            <text:p>#VALUE!</text:p>
          </table:table-cell>
          <table:table-cell table:formula="of:=[.L37]/[.H37]" office:value-type="string" office:string-value="" calcext:value-type="error">
            <text:p>#VALUE!</text:p>
          </table:table-cell>
          <table:table-cell table:formula="of:=[.M37]/[.H3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934967" calcext:value-type="float">
            <text:p>0.00934967</text:p>
          </table:table-cell>
          <table:table-cell office:value-type="float" office:value="0.0187449" calcext:value-type="float">
            <text:p>0.0187449</text:p>
          </table:table-cell>
          <table:table-cell office:value-type="float" office:value="0.037467" calcext:value-type="float">
            <text:p>0.037467</text:p>
          </table:table-cell>
          <table:table-cell office:value-type="float" office:value="0.0749268" calcext:value-type="float">
            <text:p>0.0749268</text:p>
          </table:table-cell>
          <table:table-cell office:value-type="float" office:value="0.14993" calcext:value-type="float">
            <text:p>0.1499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I38]/[.H38]" office:value-type="string" office:string-value="" calcext:value-type="error">
            <text:p>#VALUE!</text:p>
          </table:table-cell>
          <table:table-cell table:formula="of:=[.J38]/[.H38]" office:value-type="string" office:string-value="" calcext:value-type="error">
            <text:p>#VALUE!</text:p>
          </table:table-cell>
          <table:table-cell table:formula="of:=[.K38]/[.H38]" office:value-type="string" office:string-value="" calcext:value-type="error">
            <text:p>#VALUE!</text:p>
          </table:table-cell>
          <table:table-cell table:formula="of:=[.L38]/[.H38]" office:value-type="string" office:string-value="" calcext:value-type="error">
            <text:p>#VALUE!</text:p>
          </table:table-cell>
          <table:table-cell table:formula="of:=[.M38]/[.H38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0107266" calcext:value-type="float">
            <text:p>0.0107266</text:p>
          </table:table-cell>
          <table:table-cell office:value-type="float" office:value="0.0214836" calcext:value-type="float">
            <text:p>0.0214836</text:p>
          </table:table-cell>
          <table:table-cell office:value-type="float" office:value="0.0429944" calcext:value-type="float">
            <text:p>0.0429944</text:p>
          </table:table-cell>
          <table:table-cell office:value-type="float" office:value="0.0859538" calcext:value-type="float">
            <text:p>0.0859538</text:p>
          </table:table-cell>
          <table:table-cell office:value-type="float" office:value="0.171863" calcext:value-type="float">
            <text:p>0.17186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I39]/[.H39]" office:value-type="string" office:string-value="" calcext:value-type="error">
            <text:p>#VALUE!</text:p>
          </table:table-cell>
          <table:table-cell table:formula="of:=[.J39]/[.H39]" office:value-type="string" office:string-value="" calcext:value-type="error">
            <text:p>#VALUE!</text:p>
          </table:table-cell>
          <table:table-cell table:formula="of:=[.K39]/[.H39]" office:value-type="string" office:string-value="" calcext:value-type="error">
            <text:p>#VALUE!</text:p>
          </table:table-cell>
          <table:table-cell table:formula="of:=[.L39]/[.H39]" office:value-type="string" office:string-value="" calcext:value-type="error">
            <text:p>#VALUE!</text:p>
          </table:table-cell>
          <table:table-cell table:formula="of:=[.M39]/[.H3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.0122122" calcext:value-type="float">
            <text:p>0.0122122</text:p>
          </table:table-cell>
          <table:table-cell office:value-type="float" office:value="0.0244547" calcext:value-type="float">
            <text:p>0.0244547</text:p>
          </table:table-cell>
          <table:table-cell office:value-type="float" office:value="0.0488455" calcext:value-type="float">
            <text:p>0.0488455</text:p>
          </table:table-cell>
          <table:table-cell office:value-type="float" office:value="0.0977241" calcext:value-type="float">
            <text:p>0.0977241</text:p>
          </table:table-cell>
          <table:table-cell office:value-type="float" office:value="0.195515" calcext:value-type="float">
            <text:p>0.19551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I40]/[.H40]" office:value-type="string" office:string-value="" calcext:value-type="error">
            <text:p>#VALUE!</text:p>
          </table:table-cell>
          <table:table-cell table:formula="of:=[.J40]/[.H40]" office:value-type="string" office:string-value="" calcext:value-type="error">
            <text:p>#VALUE!</text:p>
          </table:table-cell>
          <table:table-cell table:formula="of:=[.K40]/[.H40]" office:value-type="string" office:string-value="" calcext:value-type="error">
            <text:p>#VALUE!</text:p>
          </table:table-cell>
          <table:table-cell table:formula="of:=[.L40]/[.H40]" office:value-type="string" office:string-value="" calcext:value-type="error">
            <text:p>#VALUE!</text:p>
          </table:table-cell>
          <table:table-cell table:formula="of:=[.M40]/[.H4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0137651" calcext:value-type="float">
            <text:p>0.0137651</text:p>
          </table:table-cell>
          <table:table-cell office:value-type="float" office:value="0.0275412" calcext:value-type="float">
            <text:p>0.0275412</text:p>
          </table:table-cell>
          <table:table-cell office:value-type="float" office:value="0.0550353" calcext:value-type="float">
            <text:p>0.0550353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220082" calcext:value-type="float">
            <text:p>0.22008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I41]/[.H41]" office:value-type="string" office:string-value="" calcext:value-type="error">
            <text:p>#VALUE!</text:p>
          </table:table-cell>
          <table:table-cell table:formula="of:=[.J41]/[.H41]" office:value-type="string" office:string-value="" calcext:value-type="error">
            <text:p>#VALUE!</text:p>
          </table:table-cell>
          <table:table-cell table:formula="of:=[.K41]/[.H41]" office:value-type="string" office:string-value="" calcext:value-type="error">
            <text:p>#VALUE!</text:p>
          </table:table-cell>
          <table:table-cell table:formula="of:=[.L41]/[.H41]" office:value-type="string" office:string-value="" calcext:value-type="error">
            <text:p>#VALUE!</text:p>
          </table:table-cell>
          <table:table-cell table:formula="of:=[.M41]/[.H4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153778" calcext:value-type="float">
            <text:p>0.0153778</text:p>
          </table:table-cell>
          <table:table-cell office:value-type="float" office:value="0.0307582" calcext:value-type="float">
            <text:p>0.0307582</text:p>
          </table:table-cell>
          <table:table-cell office:value-type="float" office:value="0.061376" calcext:value-type="float">
            <text:p>0.061376</text:p>
          </table:table-cell>
          <table:table-cell office:value-type="float" office:value="0.122716" calcext:value-type="float">
            <text:p>0.122716</text:p>
          </table:table-cell>
          <table:table-cell office:value-type="float" office:value="0.245412" calcext:value-type="float">
            <text:p>0.24541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I42]/[.H42]" office:value-type="string" office:string-value="" calcext:value-type="error">
            <text:p>#VALUE!</text:p>
          </table:table-cell>
          <table:table-cell table:formula="of:=[.J42]/[.H42]" office:value-type="string" office:string-value="" calcext:value-type="error">
            <text:p>#VALUE!</text:p>
          </table:table-cell>
          <table:table-cell table:formula="of:=[.K42]/[.H42]" office:value-type="string" office:string-value="" calcext:value-type="error">
            <text:p>#VALUE!</text:p>
          </table:table-cell>
          <table:table-cell table:formula="of:=[.L42]/[.H42]" office:value-type="string" office:string-value="" calcext:value-type="error">
            <text:p>#VALUE!</text:p>
          </table:table-cell>
          <table:table-cell table:formula="of:=[.M42]/[.H4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0175928" calcext:value-type="float">
            <text:p>0.0175928</text:p>
          </table:table-cell>
          <table:table-cell office:value-type="float" office:value="0.0344083" calcext:value-type="float">
            <text:p>0.0344083</text:p>
          </table:table-cell>
          <table:table-cell office:value-type="float" office:value="0.0686539" calcext:value-type="float">
            <text:p>0.0686539</text:p>
          </table:table-cell>
          <table:table-cell office:value-type="float" office:value="0.137221" calcext:value-type="float">
            <text:p>0.137221</text:p>
          </table:table-cell>
          <table:table-cell office:value-type="float" office:value="0.274192" calcext:value-type="float">
            <text:p>0.27419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I43]/[.H43]" office:value-type="string" office:string-value="" calcext:value-type="error">
            <text:p>#VALUE!</text:p>
          </table:table-cell>
          <table:table-cell table:formula="of:=[.J43]/[.H43]" office:value-type="string" office:string-value="" calcext:value-type="error">
            <text:p>#VALUE!</text:p>
          </table:table-cell>
          <table:table-cell table:formula="of:=[.K43]/[.H43]" office:value-type="string" office:string-value="" calcext:value-type="error">
            <text:p>#VALUE!</text:p>
          </table:table-cell>
          <table:table-cell table:formula="of:=[.L43]/[.H43]" office:value-type="string" office:string-value="" calcext:value-type="error">
            <text:p>#VALUE!</text:p>
          </table:table-cell>
          <table:table-cell table:formula="of:=[.M43]/[.H4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196225" calcext:value-type="float">
            <text:p>0.0196225</text:p>
          </table:table-cell>
          <table:table-cell office:value-type="float" office:value="0.0384793" calcext:value-type="float">
            <text:p>0.0384793</text:p>
          </table:table-cell>
          <table:table-cell office:value-type="float" office:value="0.0766917" calcext:value-type="float">
            <text:p>0.0766917</text:p>
          </table:table-cell>
          <table:table-cell office:value-type="float" office:value="0.153215" calcext:value-type="float">
            <text:p>0.153215</text:p>
          </table:table-cell>
          <table:table-cell office:value-type="float" office:value="0.305986" calcext:value-type="float">
            <text:p>0.30598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I44]/[.H44]" office:value-type="string" office:string-value="" calcext:value-type="error">
            <text:p>#VALUE!</text:p>
          </table:table-cell>
          <table:table-cell table:formula="of:=[.J44]/[.H44]" office:value-type="string" office:string-value="" calcext:value-type="error">
            <text:p>#VALUE!</text:p>
          </table:table-cell>
          <table:table-cell table:formula="of:=[.K44]/[.H44]" office:value-type="string" office:string-value="" calcext:value-type="error">
            <text:p>#VALUE!</text:p>
          </table:table-cell>
          <table:table-cell table:formula="of:=[.L44]/[.H44]" office:value-type="string" office:string-value="" calcext:value-type="error">
            <text:p>#VALUE!</text:p>
          </table:table-cell>
          <table:table-cell table:formula="of:=[.M44]/[.H4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0218135" calcext:value-type="float">
            <text:p>0.0218135</text:p>
          </table:table-cell>
          <table:table-cell office:value-type="float" office:value="0.0451898" calcext:value-type="float">
            <text:p>0.0451898</text:p>
          </table:table-cell>
          <table:table-cell office:value-type="float" office:value="0.0897995" calcext:value-type="float">
            <text:p>0.0897995</text:p>
          </table:table-cell>
          <table:table-cell office:value-type="float" office:value="0.179208" calcext:value-type="float">
            <text:p>0.179208</text:p>
          </table:table-cell>
          <table:table-cell office:value-type="float" office:value="0.3577" calcext:value-type="float">
            <text:p>0.357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I45]/[.H45]" office:value-type="string" office:string-value="" calcext:value-type="error">
            <text:p>#VALUE!</text:p>
          </table:table-cell>
          <table:table-cell table:formula="of:=[.J45]/[.H45]" office:value-type="string" office:string-value="" calcext:value-type="error">
            <text:p>#VALUE!</text:p>
          </table:table-cell>
          <table:table-cell table:formula="of:=[.K45]/[.H45]" office:value-type="string" office:string-value="" calcext:value-type="error">
            <text:p>#VALUE!</text:p>
          </table:table-cell>
          <table:table-cell table:formula="of:=[.L45]/[.H45]" office:value-type="string" office:string-value="" calcext:value-type="error">
            <text:p>#VALUE!</text:p>
          </table:table-cell>
          <table:table-cell table:formula="of:=[.M45]/[.H4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0389453" calcext:value-type="float">
            <text:p>0.0389453</text:p>
          </table:table-cell>
          <table:table-cell office:value-type="float" office:value="0.0751607" calcext:value-type="float">
            <text:p>0.0751607</text:p>
          </table:table-cell>
          <table:table-cell office:value-type="float" office:value="0.149482" calcext:value-type="float">
            <text:p>0.149482</text:p>
          </table:table-cell>
          <table:table-cell office:value-type="float" office:value="0.298805" calcext:value-type="float">
            <text:p>0.298805</text:p>
          </table:table-cell>
          <table:table-cell office:value-type="float" office:value="0.596691" calcext:value-type="float">
            <text:p>0.5966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I46]/[.H46]" office:value-type="string" office:string-value="" calcext:value-type="error">
            <text:p>#VALUE!</text:p>
          </table:table-cell>
          <table:table-cell table:formula="of:=[.J46]/[.H46]" office:value-type="string" office:string-value="" calcext:value-type="error">
            <text:p>#VALUE!</text:p>
          </table:table-cell>
          <table:table-cell table:formula="of:=[.K46]/[.H46]" office:value-type="string" office:string-value="" calcext:value-type="error">
            <text:p>#VALUE!</text:p>
          </table:table-cell>
          <table:table-cell table:formula="of:=[.L46]/[.H46]" office:value-type="string" office:string-value="" calcext:value-type="error">
            <text:p>#VALUE!</text:p>
          </table:table-cell>
          <table:table-cell table:formula="of:=[.M46]/[.H4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0525393" calcext:value-type="float">
            <text:p>0.0525393</text:p>
          </table:table-cell>
          <table:table-cell office:value-type="float" office:value="0.101312" calcext:value-type="float">
            <text:p>0.101312</text:p>
          </table:table-cell>
          <table:table-cell office:value-type="float" office:value="0.199721" calcext:value-type="float">
            <text:p>0.199721</text:p>
          </table:table-cell>
          <table:table-cell office:value-type="float" office:value="0.397639" calcext:value-type="float">
            <text:p>0.397639</text:p>
          </table:table-cell>
          <table:table-cell office:value-type="float" office:value="0.793149" calcext:value-type="float">
            <text:p>0.79314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I47]/[.H47]" office:value-type="string" office:string-value="" calcext:value-type="error">
            <text:p>#VALUE!</text:p>
          </table:table-cell>
          <table:table-cell table:formula="of:=[.J47]/[.H47]" office:value-type="string" office:string-value="" calcext:value-type="error">
            <text:p>#VALUE!</text:p>
          </table:table-cell>
          <table:table-cell table:formula="of:=[.K47]/[.H47]" office:value-type="string" office:string-value="" calcext:value-type="error">
            <text:p>#VALUE!</text:p>
          </table:table-cell>
          <table:table-cell table:formula="of:=[.L47]/[.H47]" office:value-type="string" office:string-value="" calcext:value-type="error">
            <text:p>#VALUE!</text:p>
          </table:table-cell>
          <table:table-cell table:formula="of:=[.M47]/[.H4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708444" calcext:value-type="float">
            <text:p>0.0708444</text:p>
          </table:table-cell>
          <table:table-cell office:value-type="float" office:value="0.148929" calcext:value-type="float">
            <text:p>0.148929</text:p>
          </table:table-cell>
          <table:table-cell office:value-type="float" office:value="0.292895" calcext:value-type="float">
            <text:p>0.292895</text:p>
          </table:table-cell>
          <table:table-cell office:value-type="float" office:value="0.549599" calcext:value-type="float">
            <text:p>0.549599</text:p>
          </table:table-cell>
          <table:table-cell office:value-type="float" office:value="1.15979" calcext:value-type="float">
            <text:p>1.1597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I48]/[.H48]" office:value-type="string" office:string-value="" calcext:value-type="error">
            <text:p>#VALUE!</text:p>
          </table:table-cell>
          <table:table-cell table:formula="of:=[.J48]/[.H48]" office:value-type="string" office:string-value="" calcext:value-type="error">
            <text:p>#VALUE!</text:p>
          </table:table-cell>
          <table:table-cell table:formula="of:=[.K48]/[.H48]" office:value-type="string" office:string-value="" calcext:value-type="error">
            <text:p>#VALUE!</text:p>
          </table:table-cell>
          <table:table-cell table:formula="of:=[.L48]/[.H48]" office:value-type="string" office:string-value="" calcext:value-type="error">
            <text:p>#VALUE!</text:p>
          </table:table-cell>
          <table:table-cell table:formula="of:=[.M48]/[.H48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0893825" calcext:value-type="float">
            <text:p>0.0893825</text:p>
          </table:table-cell>
          <table:table-cell office:value-type="float" office:value="0.182386" calcext:value-type="float">
            <text:p>0.182386</text:p>
          </table:table-cell>
          <table:table-cell office:value-type="float" office:value="0.336684" calcext:value-type="float">
            <text:p>0.336684</text:p>
          </table:table-cell>
          <table:table-cell office:value-type="float" office:value="0.644683" calcext:value-type="float">
            <text:p>0.644683</text:p>
          </table:table-cell>
          <table:table-cell office:value-type="float" office:value="1.32818" calcext:value-type="float">
            <text:p>1.3281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I49]/[.H49]" office:value-type="string" office:string-value="" calcext:value-type="error">
            <text:p>#VALUE!</text:p>
          </table:table-cell>
          <table:table-cell table:formula="of:=[.J49]/[.H49]" office:value-type="string" office:string-value="" calcext:value-type="error">
            <text:p>#VALUE!</text:p>
          </table:table-cell>
          <table:table-cell table:formula="of:=[.K49]/[.H49]" office:value-type="string" office:string-value="" calcext:value-type="error">
            <text:p>#VALUE!</text:p>
          </table:table-cell>
          <table:table-cell table:formula="of:=[.L49]/[.H49]" office:value-type="string" office:string-value="" calcext:value-type="error">
            <text:p>#VALUE!</text:p>
          </table:table-cell>
          <table:table-cell table:formula="of:=[.M49]/[.H4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0.135754" calcext:value-type="float">
            <text:p>0.135754</text:p>
          </table:table-cell>
          <table:table-cell office:value-type="float" office:value="0.251234" calcext:value-type="float">
            <text:p>0.251234</text:p>
          </table:table-cell>
          <table:table-cell office:value-type="float" office:value="0.459761" calcext:value-type="float">
            <text:p>0.459761</text:p>
          </table:table-cell>
          <table:table-cell office:value-type="float" office:value="0.829975" calcext:value-type="float">
            <text:p>0.829975</text:p>
          </table:table-cell>
          <table:table-cell office:value-type="float" office:value="1.88233" calcext:value-type="float">
            <text:p>1.88233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I50]/[.H50]" office:value-type="string" office:string-value="" calcext:value-type="error">
            <text:p>#VALUE!</text:p>
          </table:table-cell>
          <table:table-cell table:formula="of:=[.J50]/[.H50]" office:value-type="string" office:string-value="" calcext:value-type="error">
            <text:p>#VALUE!</text:p>
          </table:table-cell>
          <table:table-cell table:formula="of:=[.K50]/[.H50]" office:value-type="string" office:string-value="" calcext:value-type="error">
            <text:p>#VALUE!</text:p>
          </table:table-cell>
          <table:table-cell table:formula="of:=[.L50]/[.H50]" office:value-type="string" office:string-value="" calcext:value-type="error">
            <text:p>#VALUE!</text:p>
          </table:table-cell>
          <table:table-cell table:formula="of:=[.M50]/[.H5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.182955" calcext:value-type="float">
            <text:p>0.182955</text:p>
          </table:table-cell>
          <table:table-cell office:value-type="float" office:value="0.335258" calcext:value-type="float">
            <text:p>0.335258</text:p>
          </table:table-cell>
          <table:table-cell office:value-type="float" office:value="0.624214" calcext:value-type="float">
            <text:p>0.624214</text:p>
          </table:table-cell>
          <table:table-cell office:value-type="float" office:value="1.14635" calcext:value-type="float">
            <text:p>1.14635</text:p>
          </table:table-cell>
          <table:table-cell office:value-type="float" office:value="2.48533" calcext:value-type="float">
            <text:p>2.4853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I51]/[.H51]" office:value-type="string" office:string-value="" calcext:value-type="error">
            <text:p>#VALUE!</text:p>
          </table:table-cell>
          <table:table-cell table:formula="of:=[.J51]/[.H51]" office:value-type="string" office:string-value="" calcext:value-type="error">
            <text:p>#VALUE!</text:p>
          </table:table-cell>
          <table:table-cell table:formula="of:=[.K51]/[.H51]" office:value-type="string" office:string-value="" calcext:value-type="error">
            <text:p>#VALUE!</text:p>
          </table:table-cell>
          <table:table-cell table:formula="of:=[.L51]/[.H51]" office:value-type="string" office:string-value="" calcext:value-type="error">
            <text:p>#VALUE!</text:p>
          </table:table-cell>
          <table:table-cell table:formula="of:=[.M51]/[.H5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234219" calcext:value-type="float">
            <text:p>0.234219</text:p>
          </table:table-cell>
          <table:table-cell office:value-type="float" office:value="0.432817" calcext:value-type="float">
            <text:p>0.432817</text:p>
          </table:table-cell>
          <table:table-cell office:value-type="float" office:value="0.792312" calcext:value-type="float">
            <text:p>0.792312</text:p>
          </table:table-cell>
          <table:table-cell office:value-type="float" office:value="1.50005" calcext:value-type="float">
            <text:p>1.50005</text:p>
          </table:table-cell>
          <table:table-cell office:value-type="float" office:value="3.01938" calcext:value-type="float">
            <text:p>3.0193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I52]/[.H52]" office:value-type="string" office:string-value="" calcext:value-type="error">
            <text:p>#VALUE!</text:p>
          </table:table-cell>
          <table:table-cell table:formula="of:=[.J52]/[.H52]" office:value-type="string" office:string-value="" calcext:value-type="error">
            <text:p>#VALUE!</text:p>
          </table:table-cell>
          <table:table-cell table:formula="of:=[.K52]/[.H52]" office:value-type="string" office:string-value="" calcext:value-type="error">
            <text:p>#VALUE!</text:p>
          </table:table-cell>
          <table:table-cell table:formula="of:=[.L52]/[.H52]" office:value-type="string" office:string-value="" calcext:value-type="error">
            <text:p>#VALUE!</text:p>
          </table:table-cell>
          <table:table-cell table:formula="of:=[.M52]/[.H5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/>
          <table:table-cell office:value-type="float" office:value="0.566204" calcext:value-type="float">
            <text:p>0.566204</text:p>
          </table:table-cell>
          <table:table-cell office:value-type="float" office:value="0.958509" calcext:value-type="float">
            <text:p>0.958509</text:p>
          </table:table-cell>
          <table:table-cell office:value-type="float" office:value="1.8462" calcext:value-type="float">
            <text:p>1.8462</text:p>
          </table:table-cell>
          <table:table-cell office:value-type="float" office:value="3.48448" calcext:value-type="float">
            <text:p>3.4844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I53]/[.H53]" office:value-type="string" office:string-value="" calcext:value-type="error">
            <text:p>#VALUE!</text:p>
          </table:table-cell>
          <table:table-cell table:formula="of:=[.J53]/[.H53]" office:value-type="string" office:string-value="" calcext:value-type="error">
            <text:p>#VALUE!</text:p>
          </table:table-cell>
          <table:table-cell table:formula="of:=[.K53]/[.H53]" office:value-type="string" office:string-value="" calcext:value-type="error">
            <text:p>#VALUE!</text:p>
          </table:table-cell>
          <table:table-cell table:formula="of:=[.L53]/[.H53]" office:value-type="string" office:string-value="" calcext:value-type="error">
            <text:p>#VALUE!</text:p>
          </table:table-cell>
          <table:table-cell table:formula="of:=[.M53]/[.H5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19969" calcext:value-type="float">
            <text:p>1.19969</text:p>
          </table:table-cell>
          <table:table-cell office:value-type="float" office:value="2.23824" calcext:value-type="float">
            <text:p>2.23824</text:p>
          </table:table-cell>
          <table:table-cell office:value-type="float" office:value="4.17577" calcext:value-type="float">
            <text:p>4.17577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table:formula="of:=[.J54]/[.H54]" office:value-type="string" office:string-value="" calcext:value-type="error">
            <text:p>#VALUE!</text:p>
          </table:table-cell>
          <table:table-cell table:formula="of:=[.K54]/[.H54]" office:value-type="string" office:string-value="" calcext:value-type="error">
            <text:p>#VALUE!</text:p>
          </table:table-cell>
          <table:table-cell table:formula="of:=[.L54]/[.H54]" office:value-type="string" office:string-value="" calcext:value-type="error">
            <text:p>#VALUE!</text:p>
          </table:table-cell>
          <table:table-cell table:formula="of:=[.M54]/[.H5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.66" calcext:value-type="float">
            <text:p>2.66</text:p>
          </table:table-cell>
          <table:table-cell office:value-type="float" office:value="5.09498" calcext:value-type="float">
            <text:p>5.0949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/>
          <table:table-cell table:formula="of:=[.K55]/[.H55]" office:value-type="string" office:string-value="" calcext:value-type="error">
            <text:p>#VALUE!</text:p>
          </table:table-cell>
          <table:table-cell table:formula="of:=[.L55]/[.H55]" office:value-type="string" office:string-value="" calcext:value-type="error">
            <text:p>#VALUE!</text:p>
          </table:table-cell>
          <table:table-cell table:formula="of:=[.M55]/[.H5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5.87598" calcext:value-type="float">
            <text:p>5.8759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3"/>
          <table:table-cell table:formula="of:=[.L56]/[.H56]" office:value-type="string" office:string-value="" calcext:value-type="error">
            <text:p>#VALUE!</text:p>
          </table:table-cell>
          <table:table-cell table:formula="of:=[.M56]/[.H5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4"/>
          <table:table-cell table:formula="of:=[.M57]/[.H5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7"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 table:number-rows-repeated="19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/F</text:p>
          </table:table-cell>
          <table:table-cell office:value-type="string" calcext:value-type="string">
            <text:p>fcx O1</text:p>
          </table:table-cell>
          <table:table-cell office:value-type="string" calcext:value-type="string">
            <text:p>fcx O2</text:p>
          </table:table-cell>
          <table:table-cell office:value-type="string" calcext:value-type="string">
            <text:p>fcx O3</text:p>
          </table:table-cell>
          <table:table-cell office:value-type="string" calcext:value-type="string">
            <text:p>Ofast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8.4613" calcext:value-type="float">
            <text:p>18.4613</text:p>
          </table:table-cell>
          <table:table-cell office:value-type="float" office:value="2.06837" calcext:value-type="float">
            <text:p>2.06837</text:p>
          </table:table-cell>
          <table:table-cell office:value-type="float" office:value="2.13154" calcext:value-type="float">
            <text:p>2.13154</text:p>
          </table:table-cell>
          <table:table-cell office:value-type="float" office:value="2.13668" calcext:value-type="float">
            <text:p>2.13668</text:p>
          </table:table-cell>
          <table:table-cell office:value-type="float" office:value="1.77472" calcext:value-type="float">
            <text:p>1.77472</text:p>
          </table:table-cell>
          <table:table-cell office:value-type="float" office:value="2.06841" calcext:value-type="float">
            <text:p>2.06841</text:p>
          </table:table-cell>
          <table:table-cell office:value-type="float" office:value="2.12896" calcext:value-type="float">
            <text:p>2.12896</text:p>
          </table:table-cell>
          <table:table-cell office:value-type="float" office:value="2.12852" calcext:value-type="float">
            <text:p>2.1285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9.3359" calcext:value-type="float">
            <text:p>19.3359</text:p>
          </table:table-cell>
          <table:table-cell office:value-type="float" office:value="1.71836" calcext:value-type="float">
            <text:p>1.71836</text:p>
          </table:table-cell>
          <table:table-cell office:value-type="float" office:value="1.73292" calcext:value-type="float">
            <text:p>1.73292</text:p>
          </table:table-cell>
          <table:table-cell office:value-type="float" office:value="1.72893" calcext:value-type="float">
            <text:p>1.72893</text:p>
          </table:table-cell>
          <table:table-cell office:value-type="float" office:value="1.54171" calcext:value-type="float">
            <text:p>1.54171</text:p>
          </table:table-cell>
          <table:table-cell office:value-type="float" office:value="1.71626" calcext:value-type="float">
            <text:p>1.71626</text:p>
          </table:table-cell>
          <table:table-cell office:value-type="float" office:value="1.72604" calcext:value-type="float">
            <text:p>1.72604</text:p>
          </table:table-cell>
          <table:table-cell office:value-type="float" office:value="1.72595" calcext:value-type="float">
            <text:p>1.7259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1.4479" calcext:value-type="float">
            <text:p>21.4479</text:p>
          </table:table-cell>
          <table:table-cell office:value-type="float" office:value="1.74207" calcext:value-type="float">
            <text:p>1.74207</text:p>
          </table:table-cell>
          <table:table-cell office:value-type="float" office:value="1.66081" calcext:value-type="float">
            <text:p>1.66081</text:p>
          </table:table-cell>
          <table:table-cell office:value-type="float" office:value="1.65708" calcext:value-type="float">
            <text:p>1.65708</text:p>
          </table:table-cell>
          <table:table-cell office:value-type="float" office:value="1.45571" calcext:value-type="float">
            <text:p>1.45571</text:p>
          </table:table-cell>
          <table:table-cell office:value-type="float" office:value="1.73727" calcext:value-type="float">
            <text:p>1.73727</text:p>
          </table:table-cell>
          <table:table-cell office:value-type="float" office:value="1.67981" calcext:value-type="float">
            <text:p>1.67981</text:p>
          </table:table-cell>
          <table:table-cell office:value-type="float" office:value="1.6802" calcext:value-type="float">
            <text:p>1.680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.3049" calcext:value-type="float">
            <text:p>24.3049</text:p>
          </table:table-cell>
          <table:table-cell office:value-type="float" office:value="2.11756" calcext:value-type="float">
            <text:p>2.11756</text:p>
          </table:table-cell>
          <table:table-cell office:value-type="float" office:value="1.75371" calcext:value-type="float">
            <text:p>1.75371</text:p>
          </table:table-cell>
          <table:table-cell office:value-type="float" office:value="1.75029" calcext:value-type="float">
            <text:p>1.75029</text:p>
          </table:table-cell>
          <table:table-cell office:value-type="float" office:value="1.57454" calcext:value-type="float">
            <text:p>1.57454</text:p>
          </table:table-cell>
          <table:table-cell office:value-type="float" office:value="2.02127" calcext:value-type="float">
            <text:p>2.02127</text:p>
          </table:table-cell>
          <table:table-cell office:value-type="float" office:value="1.83802" calcext:value-type="float">
            <text:p>1.83802</text:p>
          </table:table-cell>
          <table:table-cell office:value-type="float" office:value="1.83812" calcext:value-type="float">
            <text:p>1.8381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7.6895" calcext:value-type="float">
            <text:p>27.6895</text:p>
          </table:table-cell>
          <table:table-cell office:value-type="float" office:value="2.49459" calcext:value-type="float">
            <text:p>2.49459</text:p>
          </table:table-cell>
          <table:table-cell office:value-type="float" office:value="1.9128" calcext:value-type="float">
            <text:p>1.9128</text:p>
          </table:table-cell>
          <table:table-cell office:value-type="float" office:value="1.91034" calcext:value-type="float">
            <text:p>1.91034</text:p>
          </table:table-cell>
          <table:table-cell office:value-type="float" office:value="1.74368" calcext:value-type="float">
            <text:p>1.74368</text:p>
          </table:table-cell>
          <table:table-cell office:value-type="float" office:value="2.44433" calcext:value-type="float">
            <text:p>2.44433</text:p>
          </table:table-cell>
          <table:table-cell office:value-type="float" office:value="2.08564" calcext:value-type="float">
            <text:p>2.08564</text:p>
          </table:table-cell>
          <table:table-cell office:value-type="float" office:value="2.08565" calcext:value-type="float">
            <text:p>2.0856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2.525" calcext:value-type="float">
            <text:p>32.525</text:p>
          </table:table-cell>
          <table:table-cell office:value-type="float" office:value="3.04724" calcext:value-type="float">
            <text:p>3.04724</text:p>
          </table:table-cell>
          <table:table-cell office:value-type="float" office:value="2.11714" calcext:value-type="float">
            <text:p>2.11714</text:p>
          </table:table-cell>
          <table:table-cell office:value-type="float" office:value="2.11438" calcext:value-type="float">
            <text:p>2.11438</text:p>
          </table:table-cell>
          <table:table-cell office:value-type="float" office:value="1.95364" calcext:value-type="float">
            <text:p>1.95364</text:p>
          </table:table-cell>
          <table:table-cell office:value-type="float" office:value="3.03784" calcext:value-type="float">
            <text:p>3.03784</text:p>
          </table:table-cell>
          <table:table-cell office:value-type="float" office:value="2.39626" calcext:value-type="float">
            <text:p>2.39626</text:p>
          </table:table-cell>
          <table:table-cell office:value-type="float" office:value="2.39632" calcext:value-type="float">
            <text:p>2.3963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7.5643" calcext:value-type="float">
            <text:p>37.5643</text:p>
          </table:table-cell>
          <table:table-cell office:value-type="float" office:value="3.96899" calcext:value-type="float">
            <text:p>3.96899</text:p>
          </table:table-cell>
          <table:table-cell office:value-type="float" office:value="2.35087" calcext:value-type="float">
            <text:p>2.35087</text:p>
          </table:table-cell>
          <table:table-cell office:value-type="float" office:value="2.34778" calcext:value-type="float">
            <text:p>2.34778</text:p>
          </table:table-cell>
          <table:table-cell office:value-type="float" office:value="2.2198" calcext:value-type="float">
            <text:p>2.2198</text:p>
          </table:table-cell>
          <table:table-cell office:value-type="float" office:value="3.96955" calcext:value-type="float">
            <text:p>3.96955</text:p>
          </table:table-cell>
          <table:table-cell office:value-type="float" office:value="2.74872" calcext:value-type="float">
            <text:p>2.74872</text:p>
          </table:table-cell>
          <table:table-cell office:value-type="float" office:value="2.74918" calcext:value-type="float">
            <text:p>2.749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2.4018" calcext:value-type="float">
            <text:p>42.4018</text:p>
          </table:table-cell>
          <table:table-cell office:value-type="float" office:value="4.40117" calcext:value-type="float">
            <text:p>4.40117</text:p>
          </table:table-cell>
          <table:table-cell office:value-type="float" office:value="2.63185" calcext:value-type="float">
            <text:p>2.63185</text:p>
          </table:table-cell>
          <table:table-cell office:value-type="float" office:value="2.63192" calcext:value-type="float">
            <text:p>2.63192</text:p>
          </table:table-cell>
          <table:table-cell office:value-type="float" office:value="2.55052" calcext:value-type="float">
            <text:p>2.55052</text:p>
          </table:table-cell>
          <table:table-cell office:value-type="float" office:value="4.3923" calcext:value-type="float">
            <text:p>4.3923</text:p>
          </table:table-cell>
          <table:table-cell office:value-type="float" office:value="3.12766" calcext:value-type="float">
            <text:p>3.12766</text:p>
          </table:table-cell>
          <table:table-cell office:value-type="float" office:value="3.12755" calcext:value-type="float">
            <text:p>3.1275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7.3203" calcext:value-type="float">
            <text:p>47.3203</text:p>
          </table:table-cell>
          <table:table-cell office:value-type="float" office:value="4.9589" calcext:value-type="float">
            <text:p>4.9589</text:p>
          </table:table-cell>
          <table:table-cell office:value-type="float" office:value="2.99155" calcext:value-type="float">
            <text:p>2.99155</text:p>
          </table:table-cell>
          <table:table-cell office:value-type="float" office:value="2.99402" calcext:value-type="float">
            <text:p>2.99402</text:p>
          </table:table-cell>
          <table:table-cell office:value-type="float" office:value="2.93579" calcext:value-type="float">
            <text:p>2.93579</text:p>
          </table:table-cell>
          <table:table-cell office:value-type="float" office:value="4.94856" calcext:value-type="float">
            <text:p>4.94856</text:p>
          </table:table-cell>
          <table:table-cell office:value-type="float" office:value="3.52155" calcext:value-type="float">
            <text:p>3.52155</text:p>
          </table:table-cell>
          <table:table-cell office:value-type="float" office:value="3.52137" calcext:value-type="float">
            <text:p>3.5213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2.1666" calcext:value-type="float">
            <text:p>52.1666</text:p>
          </table:table-cell>
          <table:table-cell office:value-type="float" office:value="5.96512" calcext:value-type="float">
            <text:p>5.96512</text:p>
          </table:table-cell>
          <table:table-cell office:value-type="float" office:value="3.41118" calcext:value-type="float">
            <text:p>3.41118</text:p>
          </table:table-cell>
          <table:table-cell office:value-type="float" office:value="3.41243" calcext:value-type="float">
            <text:p>3.41243</text:p>
          </table:table-cell>
          <table:table-cell office:value-type="float" office:value="4.15972" calcext:value-type="float">
            <text:p>4.15972</text:p>
          </table:table-cell>
          <table:table-cell office:value-type="float" office:value="5.95961" calcext:value-type="float">
            <text:p>5.95961</text:p>
          </table:table-cell>
          <table:table-cell office:value-type="float" office:value="4.59843" calcext:value-type="float">
            <text:p>4.59843</text:p>
          </table:table-cell>
          <table:table-cell office:value-type="float" office:value="3.9266" calcext:value-type="float">
            <text:p>3.926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6.8406" calcext:value-type="float">
            <text:p>56.8406</text:p>
          </table:table-cell>
          <table:table-cell office:value-type="float" office:value="6.4447" calcext:value-type="float">
            <text:p>6.4447</text:p>
          </table:table-cell>
          <table:table-cell office:value-type="float" office:value="3.94639" calcext:value-type="float">
            <text:p>3.94639</text:p>
          </table:table-cell>
          <table:table-cell office:value-type="float" office:value="3.89002" calcext:value-type="float">
            <text:p>3.89002</text:p>
          </table:table-cell>
          <table:table-cell office:value-type="float" office:value="4.24431" calcext:value-type="float">
            <text:p>4.24431</text:p>
          </table:table-cell>
          <table:table-cell office:value-type="float" office:value="6.43919" calcext:value-type="float">
            <text:p>6.43919</text:p>
          </table:table-cell>
          <table:table-cell office:value-type="float" office:value="4.66144" calcext:value-type="float">
            <text:p>4.66144</text:p>
          </table:table-cell>
          <table:table-cell office:value-type="float" office:value="4.40882" calcext:value-type="float">
            <text:p>4.408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1.7246" calcext:value-type="float">
            <text:p>61.7246</text:p>
          </table:table-cell>
          <table:table-cell office:value-type="float" office:value="7.366" calcext:value-type="float">
            <text:p>7.366</text:p>
          </table:table-cell>
          <table:table-cell office:value-type="float" office:value="4.46245" calcext:value-type="float">
            <text:p>4.46245</text:p>
          </table:table-cell>
          <table:table-cell office:value-type="float" office:value="4.40581" calcext:value-type="float">
            <text:p>4.40581</text:p>
          </table:table-cell>
          <table:table-cell office:value-type="float" office:value="4.56643" calcext:value-type="float">
            <text:p>4.56643</text:p>
          </table:table-cell>
          <table:table-cell office:value-type="float" office:value="7.36038" calcext:value-type="float">
            <text:p>7.36038</text:p>
          </table:table-cell>
          <table:table-cell office:value-type="float" office:value="4.90723" calcext:value-type="float">
            <text:p>4.90723</text:p>
          </table:table-cell>
          <table:table-cell office:value-type="float" office:value="4.91253" calcext:value-type="float">
            <text:p>4.9125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7.423" calcext:value-type="float">
            <text:p>67.423</text:p>
          </table:table-cell>
          <table:table-cell office:value-type="float" office:value="9.72241" calcext:value-type="float">
            <text:p>9.72241</text:p>
          </table:table-cell>
          <table:table-cell office:value-type="float" office:value="6.85351" calcext:value-type="float">
            <text:p>6.85351</text:p>
          </table:table-cell>
          <table:table-cell office:value-type="float" office:value="6.91266" calcext:value-type="float">
            <text:p>6.91266</text:p>
          </table:table-cell>
          <table:table-cell office:value-type="float" office:value="5.28574" calcext:value-type="float">
            <text:p>5.28574</text:p>
          </table:table-cell>
          <table:table-cell office:value-type="float" office:value="8.73646" calcext:value-type="float">
            <text:p>8.73646</text:p>
          </table:table-cell>
          <table:table-cell office:value-type="float" office:value="5.50282" calcext:value-type="float">
            <text:p>5.50282</text:p>
          </table:table-cell>
          <table:table-cell office:value-type="float" office:value="5.73706" calcext:value-type="float">
            <text:p>5.7370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2.7367" calcext:value-type="float">
            <text:p>72.7367</text:p>
          </table:table-cell>
          <table:table-cell office:value-type="float" office:value="15.1825" calcext:value-type="float">
            <text:p>15.1825</text:p>
          </table:table-cell>
          <table:table-cell office:value-type="float" office:value="12.0048" calcext:value-type="float">
            <text:p>12.0048</text:p>
          </table:table-cell>
          <table:table-cell office:value-type="float" office:value="12.017" calcext:value-type="float">
            <text:p>12.017</text:p>
          </table:table-cell>
          <table:table-cell office:value-type="float" office:value="9.05728" calcext:value-type="float">
            <text:p>9.05728</text:p>
          </table:table-cell>
          <table:table-cell office:value-type="float" office:value="12.7161" calcext:value-type="float">
            <text:p>12.7161</text:p>
          </table:table-cell>
          <table:table-cell office:value-type="float" office:value="9.22344" calcext:value-type="float">
            <text:p>9.22344</text:p>
          </table:table-cell>
          <table:table-cell office:value-type="float" office:value="9.62996" calcext:value-type="float">
            <text:p>9.6299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7.5607" calcext:value-type="float">
            <text:p>77.5607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3.0976" calcext:value-type="float">
            <text:p>13.0976</text:p>
          </table:table-cell>
          <table:table-cell office:value-type="float" office:value="13.811" calcext:value-type="float">
            <text:p>13.811</text:p>
          </table:table-cell>
          <table:table-cell office:value-type="float" office:value="11.9549" calcext:value-type="float">
            <text:p>11.9549</text:p>
          </table:table-cell>
          <table:table-cell office:value-type="float" office:value="16.5573" calcext:value-type="float">
            <text:p>16.5573</text:p>
          </table:table-cell>
          <table:table-cell office:value-type="float" office:value="12.9937" calcext:value-type="float">
            <text:p>12.9937</text:p>
          </table:table-cell>
          <table:table-cell office:value-type="float" office:value="13.5104" calcext:value-type="float">
            <text:p>13.510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2.7649" calcext:value-type="float">
            <text:p>82.7649</text:p>
          </table:table-cell>
          <table:table-cell office:value-type="float" office:value="20.9122" calcext:value-type="float">
            <text:p>20.9122</text:p>
          </table:table-cell>
          <table:table-cell office:value-type="float" office:value="17.281" calcext:value-type="float">
            <text:p>17.281</text:p>
          </table:table-cell>
          <table:table-cell office:value-type="float" office:value="18.7951" calcext:value-type="float">
            <text:p>18.7951</text:p>
          </table:table-cell>
          <table:table-cell office:value-type="float" office:value="17.4019" calcext:value-type="float">
            <text:p>17.4019</text:p>
          </table:table-cell>
          <table:table-cell office:value-type="float" office:value="19.2564" calcext:value-type="float">
            <text:p>19.2564</text:p>
          </table:table-cell>
          <table:table-cell office:value-type="float" office:value="16.0545" calcext:value-type="float">
            <text:p>16.0545</text:p>
          </table:table-cell>
          <table:table-cell office:value-type="float" office:value="15.9216" calcext:value-type="float">
            <text:p>15.92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8.5042" calcext:value-type="float">
            <text:p>88.5042</text:p>
          </table:table-cell>
          <table:table-cell office:value-type="float" office:value="23.7365" calcext:value-type="float">
            <text:p>23.7365</text:p>
          </table:table-cell>
          <table:table-cell office:value-type="float" office:value="20.0446" calcext:value-type="float">
            <text:p>20.0446</text:p>
          </table:table-cell>
          <table:table-cell office:value-type="float" office:value="21.8953" calcext:value-type="float">
            <text:p>21.8953</text:p>
          </table:table-cell>
          <table:table-cell office:value-type="float" office:value="21.4043" calcext:value-type="float">
            <text:p>21.4043</text:p>
          </table:table-cell>
          <table:table-cell office:value-type="float" office:value="23.4276" calcext:value-type="float">
            <text:p>23.4276</text:p>
          </table:table-cell>
          <table:table-cell office:value-type="float" office:value="21.4628" calcext:value-type="float">
            <text:p>21.4628</text:p>
          </table:table-cell>
          <table:table-cell office:value-type="float" office:value="20.6525" calcext:value-type="float">
            <text:p>20.65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4.8699" calcext:value-type="float">
            <text:p>94.8699</text:p>
          </table:table-cell>
          <table:table-cell office:value-type="float" office:value="29.5258" calcext:value-type="float">
            <text:p>29.5258</text:p>
          </table:table-cell>
          <table:table-cell office:value-type="float" office:value="26.1396" calcext:value-type="float">
            <text:p>26.1396</text:p>
          </table:table-cell>
          <table:table-cell office:value-type="float" office:value="31.9221" calcext:value-type="float">
            <text:p>31.9221</text:p>
          </table:table-cell>
          <table:table-cell office:value-type="float" office:value="25.7524" calcext:value-type="float">
            <text:p>25.7524</text:p>
          </table:table-cell>
          <table:table-cell office:value-type="float" office:value="28.9956" calcext:value-type="float">
            <text:p>28.9956</text:p>
          </table:table-cell>
          <table:table-cell office:value-type="float" office:value="25.8902" calcext:value-type="float">
            <text:p>25.8902</text:p>
          </table:table-cell>
          <table:table-cell office:value-type="float" office:value="25.6862" calcext:value-type="float">
            <text:p>25.686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0.631" calcext:value-type="float">
            <text:p>100.631</text:p>
          </table:table-cell>
          <table:table-cell office:value-type="float" office:value="36.7401" calcext:value-type="float">
            <text:p>36.7401</text:p>
          </table:table-cell>
          <table:table-cell office:value-type="float" office:value="33.9966" calcext:value-type="float">
            <text:p>33.9966</text:p>
          </table:table-cell>
          <table:table-cell office:value-type="float" office:value="39.7784" calcext:value-type="float">
            <text:p>39.7784</text:p>
          </table:table-cell>
          <table:table-cell office:value-type="float" office:value="33.5456" calcext:value-type="float">
            <text:p>33.5456</text:p>
          </table:table-cell>
          <table:table-cell office:value-type="float" office:value="35.1931" calcext:value-type="float">
            <text:p>35.1931</text:p>
          </table:table-cell>
          <table:table-cell office:value-type="float" office:value="32.9353" calcext:value-type="float">
            <text:p>32.9353</text:p>
          </table:table-cell>
          <table:table-cell office:value-type="float" office:value="32.1922" calcext:value-type="float">
            <text:p>32.19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8.072" calcext:value-type="float">
            <text:p>108.072</text:p>
          </table:table-cell>
          <table:table-cell office:value-type="float" office:value="44.4686" calcext:value-type="float">
            <text:p>44.4686</text:p>
          </table:table-cell>
          <table:table-cell office:value-type="float" office:value="43.5384" calcext:value-type="float">
            <text:p>43.5384</text:p>
          </table:table-cell>
          <table:table-cell office:value-type="float" office:value="47.676" calcext:value-type="float">
            <text:p>47.676</text:p>
          </table:table-cell>
          <table:table-cell office:value-type="float" office:value="40.4569" calcext:value-type="float">
            <text:p>40.4569</text:p>
          </table:table-cell>
          <table:table-cell office:value-type="float" office:value="42.0489" calcext:value-type="float">
            <text:p>42.0489</text:p>
          </table:table-cell>
          <table:table-cell office:value-type="float" office:value="40.2125" calcext:value-type="float">
            <text:p>40.2125</text:p>
          </table:table-cell>
          <table:table-cell office:value-type="float" office:value="40.1684" calcext:value-type="float">
            <text:p>40.168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17.963" calcext:value-type="float">
            <text:p>117.963</text:p>
          </table:table-cell>
          <table:table-cell office:value-type="float" office:value="54.8227" calcext:value-type="float">
            <text:p>54.8227</text:p>
          </table:table-cell>
          <table:table-cell office:value-type="float" office:value="53.4953" calcext:value-type="float">
            <text:p>53.4953</text:p>
          </table:table-cell>
          <table:table-cell office:value-type="float" office:value="55.6434" calcext:value-type="float">
            <text:p>55.6434</text:p>
          </table:table-cell>
          <table:table-cell office:value-type="float" office:value="46.2706" calcext:value-type="float">
            <text:p>46.2706</text:p>
          </table:table-cell>
          <table:table-cell office:value-type="float" office:value="46.1038" calcext:value-type="float">
            <text:p>46.1038</text:p>
          </table:table-cell>
          <table:table-cell office:value-type="float" office:value="44.5876" calcext:value-type="float">
            <text:p>44.5876</text:p>
          </table:table-cell>
          <table:table-cell office:value-type="float" office:value="44.6667" calcext:value-type="float">
            <text:p>44.666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6.663" calcext:value-type="float">
            <text:p>126.663</text:p>
          </table:table-cell>
          <table:table-cell office:value-type="float" office:value="62.6929" calcext:value-type="float">
            <text:p>62.6929</text:p>
          </table:table-cell>
          <table:table-cell office:value-type="float" office:value="62.7576" calcext:value-type="float">
            <text:p>62.7576</text:p>
          </table:table-cell>
          <table:table-cell office:value-type="float" office:value="63.2097" calcext:value-type="float">
            <text:p>63.2097</text:p>
          </table:table-cell>
          <table:table-cell office:value-type="float" office:value="53.0538" calcext:value-type="float">
            <text:p>53.0538</text:p>
          </table:table-cell>
          <table:table-cell office:value-type="float" office:value="52.6293" calcext:value-type="float">
            <text:p>52.6293</text:p>
          </table:table-cell>
          <table:table-cell office:value-type="float" office:value="50.9818" calcext:value-type="float">
            <text:p>50.9818</text:p>
          </table:table-cell>
          <table:table-cell office:value-type="float" office:value="51.3251" calcext:value-type="float">
            <text:p>51.325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33.637" calcext:value-type="float">
            <text:p>133.637</text:p>
          </table:table-cell>
          <table:table-cell office:value-type="float" office:value="71.5005" calcext:value-type="float">
            <text:p>71.5005</text:p>
          </table:table-cell>
          <table:table-cell office:value-type="float" office:value="71.7322" calcext:value-type="float">
            <text:p>71.7322</text:p>
          </table:table-cell>
          <table:table-cell office:value-type="float" office:value="70.9181" calcext:value-type="float">
            <text:p>70.9181</text:p>
          </table:table-cell>
          <table:table-cell office:value-type="float" office:value="57.4462" calcext:value-type="float">
            <text:p>57.4462</text:p>
          </table:table-cell>
          <table:table-cell office:value-type="float" office:value="56.6835" calcext:value-type="float">
            <text:p>56.6835</text:p>
          </table:table-cell>
          <table:table-cell office:value-type="float" office:value="55.1426" calcext:value-type="float">
            <text:p>55.1426</text:p>
          </table:table-cell>
          <table:table-cell office:value-type="float" office:value="55.8685" calcext:value-type="float">
            <text:p>55.868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46.327" calcext:value-type="float">
            <text:p>146.327</text:p>
          </table:table-cell>
          <table:table-cell office:value-type="float" office:value="75.612" calcext:value-type="float">
            <text:p>75.612</text:p>
          </table:table-cell>
          <table:table-cell office:value-type="float" office:value="79.4875" calcext:value-type="float">
            <text:p>79.4875</text:p>
          </table:table-cell>
          <table:table-cell office:value-type="float" office:value="78.2942" calcext:value-type="float">
            <text:p>78.2942</text:p>
          </table:table-cell>
          <table:table-cell office:value-type="float" office:value="67.0836" calcext:value-type="float">
            <text:p>67.0836</text:p>
          </table:table-cell>
          <table:table-cell office:value-type="float" office:value="67.6062" calcext:value-type="float">
            <text:p>67.6062</text:p>
          </table:table-cell>
          <table:table-cell office:value-type="float" office:value="66.615" calcext:value-type="float">
            <text:p>66.615</text:p>
          </table:table-cell>
          <table:table-cell office:value-type="float" office:value="67.3669" calcext:value-type="float">
            <text:p>67.366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59.243" calcext:value-type="float">
            <text:p>159.243</text:p>
          </table:table-cell>
          <table:table-cell office:value-type="float" office:value="83.0626" calcext:value-type="float">
            <text:p>83.0626</text:p>
          </table:table-cell>
          <table:table-cell office:value-type="float" office:value="83.5502" calcext:value-type="float">
            <text:p>83.5502</text:p>
          </table:table-cell>
          <table:table-cell office:value-type="float" office:value="86.8281" calcext:value-type="float">
            <text:p>86.8281</text:p>
          </table:table-cell>
          <table:table-cell office:value-type="float" office:value="75.9295" calcext:value-type="float">
            <text:p>75.9295</text:p>
          </table:table-cell>
          <table:table-cell office:value-type="float" office:value="75.2408" calcext:value-type="float">
            <text:p>75.2408</text:p>
          </table:table-cell>
          <table:table-cell office:value-type="float" office:value="74.5736" calcext:value-type="float">
            <text:p>74.5736</text:p>
          </table:table-cell>
          <table:table-cell office:value-type="float" office:value="74.5441" calcext:value-type="float">
            <text:p>74.544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72.209" calcext:value-type="float">
            <text:p>172.209</text:p>
          </table:table-cell>
          <table:table-cell office:value-type="float" office:value="93.5903" calcext:value-type="float">
            <text:p>93.5903</text:p>
          </table:table-cell>
          <table:table-cell office:value-type="float" office:value="93.5944" calcext:value-type="float">
            <text:p>93.5944</text:p>
          </table:table-cell>
          <table:table-cell office:value-type="float" office:value="96.2468" calcext:value-type="float">
            <text:p>96.2468</text:p>
          </table:table-cell>
          <table:table-cell office:value-type="float" office:value="88.1494" calcext:value-type="float">
            <text:p>88.1494</text:p>
          </table:table-cell>
          <table:table-cell office:value-type="float" office:value="88.0622" calcext:value-type="float">
            <text:p>88.0622</text:p>
          </table:table-cell>
          <table:table-cell office:value-type="float" office:value="87.7921" calcext:value-type="float">
            <text:p>87.7921</text:p>
          </table:table-cell>
          <table:table-cell office:value-type="float" office:value="89.2576" calcext:value-type="float">
            <text:p>89.257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3:50:59.407987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3:24:01.061617596</meta:creation-date>
    <dc:date>2017-07-31T14:17:30.736482111</dc:date>
    <meta:editing-duration>PT1H17M36S</meta:editing-duration>
    <meta:editing-cycles>9</meta:editing-cycles>
    <meta:generator>LibreOffice/4.2.8.2$Linux_X86_64 LibreOffice_project/420m0$Build-2</meta:generator>
    <meta:document-statistic meta:table-count="1" meta:cell-count="9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3cm" svg:height="10.261cm" xlink:href=".." xlink:type="simple" chart:class="chart:line" chart:style-name="ch1">
        <chart:legend chart:legend-position="end" svg:x="17.817cm" svg:y="3.088cm" style:legend-expansion="high" chart:style-name="ch2"/>
        <chart:plot-area chart:style-name="ch3" table:cell-range-address="Sheet1.D80:Sheet1.K106" chart:data-source-has-labels="row" svg:x="0.403cm" svg:y="0.205cm" svg:width="17.011cm" svg:height="9.851cm">
          <chartooo:coordinate-region svg:x="1.21cm" svg:y="0.404cm" svg:width="16.017cm" svg:height="9.0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1:Sheet1.D106" chart:label-cell-address="Sheet1.D80:Sheet1.D80" chart:class="chart:line">
            <chart:data-point chart:repeated="26"/>
          </chart:series>
          <chart:series chart:style-name="ch7" chart:values-cell-range-address="Sheet1.E81:Sheet1.E106" chart:label-cell-address="Sheet1.E80:Sheet1.E80" chart:class="chart:line">
            <chart:data-point chart:repeated="26"/>
          </chart:series>
          <chart:series chart:style-name="ch8" chart:values-cell-range-address="Sheet1.F81:Sheet1.F106" chart:label-cell-address="Sheet1.F80:Sheet1.F80" chart:class="chart:line">
            <chart:data-point chart:repeated="26"/>
          </chart:series>
          <chart:series chart:style-name="ch9" chart:values-cell-range-address="Sheet1.G81:Sheet1.G106" chart:label-cell-address="Sheet1.G80:Sheet1.G80" chart:class="chart:line">
            <chart:data-point chart:repeated="26"/>
          </chart:series>
          <chart:series chart:style-name="ch10" chart:values-cell-range-address="Sheet1.H81:Sheet1.H106" chart:label-cell-address="Sheet1.H80:Sheet1.H80" chart:class="chart:line">
            <chart:data-point chart:repeated="26"/>
          </chart:series>
          <chart:series chart:style-name="ch11" chart:values-cell-range-address="Sheet1.I81:Sheet1.I106" chart:label-cell-address="Sheet1.I80:Sheet1.I80" chart:class="chart:line">
            <chart:data-point chart:repeated="26"/>
          </chart:series>
          <chart:series chart:style-name="ch12" chart:values-cell-range-address="Sheet1.J81:Sheet1.J106" chart:label-cell-address="Sheet1.J80:Sheet1.J80" chart:class="chart:line">
            <chart:data-point chart:repeated="26"/>
          </chart:series>
          <chart:series chart:style-name="ch13" chart:values-cell-range-address="Sheet1.K81:Sheet1.K106" chart:label-cell-address="Sheet1.K80:Sheet1.K80" chart:class="chart:line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/F</text:p>
                <draw:g>
                  <svg:desc>Sheet1.D80:Sheet1.D80</svg:desc>
                </draw:g>
              </table:table-cell>
              <table:table-cell office:value-type="string">
                <text:p>fcx O1</text:p>
                <draw:g>
                  <svg:desc>Sheet1.E80:Sheet1.E80</svg:desc>
                </draw:g>
              </table:table-cell>
              <table:table-cell office:value-type="string">
                <text:p>fcx O2</text:p>
                <draw:g>
                  <svg:desc>Sheet1.F80:Sheet1.F80</svg:desc>
                </draw:g>
              </table:table-cell>
              <table:table-cell office:value-type="string">
                <text:p>fcx O3</text:p>
                <draw:g>
                  <svg:desc>Sheet1.G80:Sheet1.G80</svg:desc>
                </draw:g>
              </table:table-cell>
              <table:table-cell office:value-type="string">
                <text:p>Ofast</text:p>
                <draw:g>
                  <svg:desc>Sheet1.H80:Sheet1.H80</svg:desc>
                </draw:g>
              </table:table-cell>
              <table:table-cell office:value-type="string">
                <text:p>O1</text:p>
                <draw:g>
                  <svg:desc>Sheet1.I80:Sheet1.I80</svg:desc>
                </draw:g>
              </table:table-cell>
              <table:table-cell office:value-type="string">
                <text:p>O2</text:p>
                <draw:g>
                  <svg:desc>Sheet1.J80:Sheet1.J80</svg:desc>
                </draw:g>
              </table:table-cell>
              <table:table-cell office:value-type="string">
                <text:p>O3</text:p>
                <draw:g>
                  <svg:desc>Sheet1.K80:Sheet1.K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4613">
                <text:p>18.4613</text:p>
                <draw:g>
                  <svg:desc>Sheet1.D81:Sheet1.D106</svg:desc>
                </draw:g>
              </table:table-cell>
              <table:table-cell office:value-type="float" office:value="2.06837">
                <text:p>2.06837</text:p>
                <draw:g>
                  <svg:desc>Sheet1.E81:Sheet1.E106</svg:desc>
                </draw:g>
              </table:table-cell>
              <table:table-cell office:value-type="float" office:value="2.13154">
                <text:p>2.13154</text:p>
                <draw:g>
                  <svg:desc>Sheet1.F81:Sheet1.F106</svg:desc>
                </draw:g>
              </table:table-cell>
              <table:table-cell office:value-type="float" office:value="2.13668">
                <text:p>2.13668</text:p>
                <draw:g>
                  <svg:desc>Sheet1.G81:Sheet1.G106</svg:desc>
                </draw:g>
              </table:table-cell>
              <table:table-cell office:value-type="float" office:value="1.77472">
                <text:p>1.77472</text:p>
                <draw:g>
                  <svg:desc>Sheet1.H81:Sheet1.H106</svg:desc>
                </draw:g>
              </table:table-cell>
              <table:table-cell office:value-type="float" office:value="2.06841">
                <text:p>2.06841</text:p>
                <draw:g>
                  <svg:desc>Sheet1.I81:Sheet1.I106</svg:desc>
                </draw:g>
              </table:table-cell>
              <table:table-cell office:value-type="float" office:value="2.12896">
                <text:p>2.12896</text:p>
                <draw:g>
                  <svg:desc>Sheet1.J81:Sheet1.J106</svg:desc>
                </draw:g>
              </table:table-cell>
              <table:table-cell office:value-type="float" office:value="2.12852">
                <text:p>2.12852</text:p>
                <draw:g>
                  <svg:desc>Sheet1.K81:Sheet1.K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3359">
                <text:p>19.3359</text:p>
              </table:table-cell>
              <table:table-cell office:value-type="float" office:value="1.71836">
                <text:p>1.71836</text:p>
              </table:table-cell>
              <table:table-cell office:value-type="float" office:value="1.73292">
                <text:p>1.73292</text:p>
              </table:table-cell>
              <table:table-cell office:value-type="float" office:value="1.72893">
                <text:p>1.72893</text:p>
              </table:table-cell>
              <table:table-cell office:value-type="float" office:value="1.54171">
                <text:p>1.54171</text:p>
              </table:table-cell>
              <table:table-cell office:value-type="float" office:value="1.71626">
                <text:p>1.71626</text:p>
              </table:table-cell>
              <table:table-cell office:value-type="float" office:value="1.72604">
                <text:p>1.72604</text:p>
              </table:table-cell>
              <table:table-cell office:value-type="float" office:value="1.72595">
                <text:p>1.72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4479">
                <text:p>21.4479</text:p>
              </table:table-cell>
              <table:table-cell office:value-type="float" office:value="1.74207">
                <text:p>1.74207</text:p>
              </table:table-cell>
              <table:table-cell office:value-type="float" office:value="1.66081">
                <text:p>1.66081</text:p>
              </table:table-cell>
              <table:table-cell office:value-type="float" office:value="1.65708">
                <text:p>1.65708</text:p>
              </table:table-cell>
              <table:table-cell office:value-type="float" office:value="1.45571">
                <text:p>1.45571</text:p>
              </table:table-cell>
              <table:table-cell office:value-type="float" office:value="1.73727">
                <text:p>1.73727</text:p>
              </table:table-cell>
              <table:table-cell office:value-type="float" office:value="1.67981">
                <text:p>1.67981</text:p>
              </table:table-cell>
              <table:table-cell office:value-type="float" office:value="1.6802">
                <text:p>1.6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3049">
                <text:p>24.3049</text:p>
              </table:table-cell>
              <table:table-cell office:value-type="float" office:value="2.11756">
                <text:p>2.11756</text:p>
              </table:table-cell>
              <table:table-cell office:value-type="float" office:value="1.75371">
                <text:p>1.75371</text:p>
              </table:table-cell>
              <table:table-cell office:value-type="float" office:value="1.75029">
                <text:p>1.75029</text:p>
              </table:table-cell>
              <table:table-cell office:value-type="float" office:value="1.57454">
                <text:p>1.57454</text:p>
              </table:table-cell>
              <table:table-cell office:value-type="float" office:value="2.02127">
                <text:p>2.02127</text:p>
              </table:table-cell>
              <table:table-cell office:value-type="float" office:value="1.83802">
                <text:p>1.83802</text:p>
              </table:table-cell>
              <table:table-cell office:value-type="float" office:value="1.83812">
                <text:p>1.83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895">
                <text:p>27.6895</text:p>
              </table:table-cell>
              <table:table-cell office:value-type="float" office:value="2.49459">
                <text:p>2.49459</text:p>
              </table:table-cell>
              <table:table-cell office:value-type="float" office:value="1.9128">
                <text:p>1.9128</text:p>
              </table:table-cell>
              <table:table-cell office:value-type="float" office:value="1.91034">
                <text:p>1.91034</text:p>
              </table:table-cell>
              <table:table-cell office:value-type="float" office:value="1.74368">
                <text:p>1.74368</text:p>
              </table:table-cell>
              <table:table-cell office:value-type="float" office:value="2.44433">
                <text:p>2.44433</text:p>
              </table:table-cell>
              <table:table-cell office:value-type="float" office:value="2.08564">
                <text:p>2.08564</text:p>
              </table:table-cell>
              <table:table-cell office:value-type="float" office:value="2.08565">
                <text:p>2.08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25">
                <text:p>32.525</text:p>
              </table:table-cell>
              <table:table-cell office:value-type="float" office:value="3.04724">
                <text:p>3.04724</text:p>
              </table:table-cell>
              <table:table-cell office:value-type="float" office:value="2.11714">
                <text:p>2.11714</text:p>
              </table:table-cell>
              <table:table-cell office:value-type="float" office:value="2.11438">
                <text:p>2.11438</text:p>
              </table:table-cell>
              <table:table-cell office:value-type="float" office:value="1.95364">
                <text:p>1.95364</text:p>
              </table:table-cell>
              <table:table-cell office:value-type="float" office:value="3.03784">
                <text:p>3.03784</text:p>
              </table:table-cell>
              <table:table-cell office:value-type="float" office:value="2.39626">
                <text:p>2.39626</text:p>
              </table:table-cell>
              <table:table-cell office:value-type="float" office:value="2.39632">
                <text:p>2.39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5643">
                <text:p>37.5643</text:p>
              </table:table-cell>
              <table:table-cell office:value-type="float" office:value="3.96899">
                <text:p>3.96899</text:p>
              </table:table-cell>
              <table:table-cell office:value-type="float" office:value="2.35087">
                <text:p>2.35087</text:p>
              </table:table-cell>
              <table:table-cell office:value-type="float" office:value="2.34778">
                <text:p>2.34778</text:p>
              </table:table-cell>
              <table:table-cell office:value-type="float" office:value="2.2198">
                <text:p>2.2198</text:p>
              </table:table-cell>
              <table:table-cell office:value-type="float" office:value="3.96955">
                <text:p>3.96955</text:p>
              </table:table-cell>
              <table:table-cell office:value-type="float" office:value="2.74872">
                <text:p>2.74872</text:p>
              </table:table-cell>
              <table:table-cell office:value-type="float" office:value="2.74918">
                <text:p>2.74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4018">
                <text:p>42.4018</text:p>
              </table:table-cell>
              <table:table-cell office:value-type="float" office:value="4.40117">
                <text:p>4.40117</text:p>
              </table:table-cell>
              <table:table-cell office:value-type="float" office:value="2.63185">
                <text:p>2.63185</text:p>
              </table:table-cell>
              <table:table-cell office:value-type="float" office:value="2.63192">
                <text:p>2.63192</text:p>
              </table:table-cell>
              <table:table-cell office:value-type="float" office:value="2.55052">
                <text:p>2.55052</text:p>
              </table:table-cell>
              <table:table-cell office:value-type="float" office:value="4.3923">
                <text:p>4.3923</text:p>
              </table:table-cell>
              <table:table-cell office:value-type="float" office:value="3.12766">
                <text:p>3.12766</text:p>
              </table:table-cell>
              <table:table-cell office:value-type="float" office:value="3.12755">
                <text:p>3.12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3203">
                <text:p>47.3203</text:p>
              </table:table-cell>
              <table:table-cell office:value-type="float" office:value="4.9589">
                <text:p>4.9589</text:p>
              </table:table-cell>
              <table:table-cell office:value-type="float" office:value="2.99155">
                <text:p>2.99155</text:p>
              </table:table-cell>
              <table:table-cell office:value-type="float" office:value="2.99402">
                <text:p>2.99402</text:p>
              </table:table-cell>
              <table:table-cell office:value-type="float" office:value="2.93579">
                <text:p>2.93579</text:p>
              </table:table-cell>
              <table:table-cell office:value-type="float" office:value="4.94856">
                <text:p>4.94856</text:p>
              </table:table-cell>
              <table:table-cell office:value-type="float" office:value="3.52155">
                <text:p>3.52155</text:p>
              </table:table-cell>
              <table:table-cell office:value-type="float" office:value="3.52137">
                <text:p>3.52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1666">
                <text:p>52.1666</text:p>
              </table:table-cell>
              <table:table-cell office:value-type="float" office:value="5.96512">
                <text:p>5.96512</text:p>
              </table:table-cell>
              <table:table-cell office:value-type="float" office:value="3.41118">
                <text:p>3.41118</text:p>
              </table:table-cell>
              <table:table-cell office:value-type="float" office:value="3.41243">
                <text:p>3.41243</text:p>
              </table:table-cell>
              <table:table-cell office:value-type="float" office:value="4.15972">
                <text:p>4.15972</text:p>
              </table:table-cell>
              <table:table-cell office:value-type="float" office:value="5.95961">
                <text:p>5.95961</text:p>
              </table:table-cell>
              <table:table-cell office:value-type="float" office:value="4.59843">
                <text:p>4.59843</text:p>
              </table:table-cell>
              <table:table-cell office:value-type="float" office:value="3.9266">
                <text:p>3.9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8406">
                <text:p>56.8406</text:p>
              </table:table-cell>
              <table:table-cell office:value-type="float" office:value="6.4447">
                <text:p>6.4447</text:p>
              </table:table-cell>
              <table:table-cell office:value-type="float" office:value="3.94639">
                <text:p>3.94639</text:p>
              </table:table-cell>
              <table:table-cell office:value-type="float" office:value="3.89002">
                <text:p>3.89002</text:p>
              </table:table-cell>
              <table:table-cell office:value-type="float" office:value="4.24431">
                <text:p>4.24431</text:p>
              </table:table-cell>
              <table:table-cell office:value-type="float" office:value="6.43919">
                <text:p>6.43919</text:p>
              </table:table-cell>
              <table:table-cell office:value-type="float" office:value="4.66144">
                <text:p>4.66144</text:p>
              </table:table-cell>
              <table:table-cell office:value-type="float" office:value="4.40882">
                <text:p>4.40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7246">
                <text:p>61.7246</text:p>
              </table:table-cell>
              <table:table-cell office:value-type="float" office:value="7.366">
                <text:p>7.366</text:p>
              </table:table-cell>
              <table:table-cell office:value-type="float" office:value="4.46245">
                <text:p>4.46245</text:p>
              </table:table-cell>
              <table:table-cell office:value-type="float" office:value="4.40581">
                <text:p>4.40581</text:p>
              </table:table-cell>
              <table:table-cell office:value-type="float" office:value="4.56643">
                <text:p>4.56643</text:p>
              </table:table-cell>
              <table:table-cell office:value-type="float" office:value="7.36038">
                <text:p>7.36038</text:p>
              </table:table-cell>
              <table:table-cell office:value-type="float" office:value="4.90723">
                <text:p>4.90723</text:p>
              </table:table-cell>
              <table:table-cell office:value-type="float" office:value="4.91253">
                <text:p>4.9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.423">
                <text:p>67.423</text:p>
              </table:table-cell>
              <table:table-cell office:value-type="float" office:value="9.72241">
                <text:p>9.72241</text:p>
              </table:table-cell>
              <table:table-cell office:value-type="float" office:value="6.85351">
                <text:p>6.85351</text:p>
              </table:table-cell>
              <table:table-cell office:value-type="float" office:value="6.91266">
                <text:p>6.91266</text:p>
              </table:table-cell>
              <table:table-cell office:value-type="float" office:value="5.28574">
                <text:p>5.28574</text:p>
              </table:table-cell>
              <table:table-cell office:value-type="float" office:value="8.73646">
                <text:p>8.73646</text:p>
              </table:table-cell>
              <table:table-cell office:value-type="float" office:value="5.50282">
                <text:p>5.50282</text:p>
              </table:table-cell>
              <table:table-cell office:value-type="float" office:value="5.73706">
                <text:p>5.73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7367">
                <text:p>72.7367</text:p>
              </table:table-cell>
              <table:table-cell office:value-type="float" office:value="15.1825">
                <text:p>15.1825</text:p>
              </table:table-cell>
              <table:table-cell office:value-type="float" office:value="12.0048">
                <text:p>12.0048</text:p>
              </table:table-cell>
              <table:table-cell office:value-type="float" office:value="12.017">
                <text:p>12.017</text:p>
              </table:table-cell>
              <table:table-cell office:value-type="float" office:value="9.05728">
                <text:p>9.05728</text:p>
              </table:table-cell>
              <table:table-cell office:value-type="float" office:value="12.7161">
                <text:p>12.7161</text:p>
              </table:table-cell>
              <table:table-cell office:value-type="float" office:value="9.22344">
                <text:p>9.22344</text:p>
              </table:table-cell>
              <table:table-cell office:value-type="float" office:value="9.62996">
                <text:p>9.62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.5607">
                <text:p>77.5607</text:p>
              </table:table-cell>
              <table:table-cell office:value-type="float" office:value="16.6089">
                <text:p>16.6089</text:p>
              </table:table-cell>
              <table:table-cell office:value-type="float" office:value="13.0976">
                <text:p>13.0976</text:p>
              </table:table-cell>
              <table:table-cell office:value-type="float" office:value="13.811">
                <text:p>13.811</text:p>
              </table:table-cell>
              <table:table-cell office:value-type="float" office:value="11.9549">
                <text:p>11.9549</text:p>
              </table:table-cell>
              <table:table-cell office:value-type="float" office:value="16.5573">
                <text:p>16.5573</text:p>
              </table:table-cell>
              <table:table-cell office:value-type="float" office:value="12.9937">
                <text:p>12.9937</text:p>
              </table:table-cell>
              <table:table-cell office:value-type="float" office:value="13.5104">
                <text:p>13.5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7649">
                <text:p>82.7649</text:p>
              </table:table-cell>
              <table:table-cell office:value-type="float" office:value="20.9122">
                <text:p>20.9122</text:p>
              </table:table-cell>
              <table:table-cell office:value-type="float" office:value="17.281">
                <text:p>17.281</text:p>
              </table:table-cell>
              <table:table-cell office:value-type="float" office:value="18.7951">
                <text:p>18.7951</text:p>
              </table:table-cell>
              <table:table-cell office:value-type="float" office:value="17.4019">
                <text:p>17.4019</text:p>
              </table:table-cell>
              <table:table-cell office:value-type="float" office:value="19.2564">
                <text:p>19.2564</text:p>
              </table:table-cell>
              <table:table-cell office:value-type="float" office:value="16.0545">
                <text:p>16.0545</text:p>
              </table:table-cell>
              <table:table-cell office:value-type="float" office:value="15.9216">
                <text:p>15.9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5042">
                <text:p>88.5042</text:p>
              </table:table-cell>
              <table:table-cell office:value-type="float" office:value="23.7365">
                <text:p>23.7365</text:p>
              </table:table-cell>
              <table:table-cell office:value-type="float" office:value="20.0446">
                <text:p>20.0446</text:p>
              </table:table-cell>
              <table:table-cell office:value-type="float" office:value="21.8953">
                <text:p>21.8953</text:p>
              </table:table-cell>
              <table:table-cell office:value-type="float" office:value="21.4043">
                <text:p>21.4043</text:p>
              </table:table-cell>
              <table:table-cell office:value-type="float" office:value="23.4276">
                <text:p>23.4276</text:p>
              </table:table-cell>
              <table:table-cell office:value-type="float" office:value="21.4628">
                <text:p>21.4628</text:p>
              </table:table-cell>
              <table:table-cell office:value-type="float" office:value="20.6525">
                <text:p>20.6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.8699">
                <text:p>94.8699</text:p>
              </table:table-cell>
              <table:table-cell office:value-type="float" office:value="29.5258">
                <text:p>29.5258</text:p>
              </table:table-cell>
              <table:table-cell office:value-type="float" office:value="26.1396">
                <text:p>26.1396</text:p>
              </table:table-cell>
              <table:table-cell office:value-type="float" office:value="31.9221">
                <text:p>31.9221</text:p>
              </table:table-cell>
              <table:table-cell office:value-type="float" office:value="25.7524">
                <text:p>25.7524</text:p>
              </table:table-cell>
              <table:table-cell office:value-type="float" office:value="28.9956">
                <text:p>28.9956</text:p>
              </table:table-cell>
              <table:table-cell office:value-type="float" office:value="25.8902">
                <text:p>25.8902</text:p>
              </table:table-cell>
              <table:table-cell office:value-type="float" office:value="25.6862">
                <text:p>25.6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631">
                <text:p>100.631</text:p>
              </table:table-cell>
              <table:table-cell office:value-type="float" office:value="36.7401">
                <text:p>36.7401</text:p>
              </table:table-cell>
              <table:table-cell office:value-type="float" office:value="33.9966">
                <text:p>33.9966</text:p>
              </table:table-cell>
              <table:table-cell office:value-type="float" office:value="39.7784">
                <text:p>39.7784</text:p>
              </table:table-cell>
              <table:table-cell office:value-type="float" office:value="33.5456">
                <text:p>33.5456</text:p>
              </table:table-cell>
              <table:table-cell office:value-type="float" office:value="35.1931">
                <text:p>35.1931</text:p>
              </table:table-cell>
              <table:table-cell office:value-type="float" office:value="32.9353">
                <text:p>32.9353</text:p>
              </table:table-cell>
              <table:table-cell office:value-type="float" office:value="32.1922">
                <text:p>32.1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.072">
                <text:p>108.072</text:p>
              </table:table-cell>
              <table:table-cell office:value-type="float" office:value="44.4686">
                <text:p>44.4686</text:p>
              </table:table-cell>
              <table:table-cell office:value-type="float" office:value="43.5384">
                <text:p>43.5384</text:p>
              </table:table-cell>
              <table:table-cell office:value-type="float" office:value="47.676">
                <text:p>47.676</text:p>
              </table:table-cell>
              <table:table-cell office:value-type="float" office:value="40.4569">
                <text:p>40.4569</text:p>
              </table:table-cell>
              <table:table-cell office:value-type="float" office:value="42.0489">
                <text:p>42.0489</text:p>
              </table:table-cell>
              <table:table-cell office:value-type="float" office:value="40.2125">
                <text:p>40.2125</text:p>
              </table:table-cell>
              <table:table-cell office:value-type="float" office:value="40.1684">
                <text:p>40.1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.963">
                <text:p>117.963</text:p>
              </table:table-cell>
              <table:table-cell office:value-type="float" office:value="54.8227">
                <text:p>54.8227</text:p>
              </table:table-cell>
              <table:table-cell office:value-type="float" office:value="53.4953">
                <text:p>53.4953</text:p>
              </table:table-cell>
              <table:table-cell office:value-type="float" office:value="55.6434">
                <text:p>55.6434</text:p>
              </table:table-cell>
              <table:table-cell office:value-type="float" office:value="46.2706">
                <text:p>46.2706</text:p>
              </table:table-cell>
              <table:table-cell office:value-type="float" office:value="46.1038">
                <text:p>46.1038</text:p>
              </table:table-cell>
              <table:table-cell office:value-type="float" office:value="44.5876">
                <text:p>44.5876</text:p>
              </table:table-cell>
              <table:table-cell office:value-type="float" office:value="44.6667">
                <text:p>44.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663">
                <text:p>126.663</text:p>
              </table:table-cell>
              <table:table-cell office:value-type="float" office:value="62.6929">
                <text:p>62.6929</text:p>
              </table:table-cell>
              <table:table-cell office:value-type="float" office:value="62.7576">
                <text:p>62.7576</text:p>
              </table:table-cell>
              <table:table-cell office:value-type="float" office:value="63.2097">
                <text:p>63.2097</text:p>
              </table:table-cell>
              <table:table-cell office:value-type="float" office:value="53.0538">
                <text:p>53.0538</text:p>
              </table:table-cell>
              <table:table-cell office:value-type="float" office:value="52.6293">
                <text:p>52.6293</text:p>
              </table:table-cell>
              <table:table-cell office:value-type="float" office:value="50.9818">
                <text:p>50.9818</text:p>
              </table:table-cell>
              <table:table-cell office:value-type="float" office:value="51.3251">
                <text:p>51.3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.637">
                <text:p>133.637</text:p>
              </table:table-cell>
              <table:table-cell office:value-type="float" office:value="71.5005">
                <text:p>71.5005</text:p>
              </table:table-cell>
              <table:table-cell office:value-type="float" office:value="71.7322">
                <text:p>71.7322</text:p>
              </table:table-cell>
              <table:table-cell office:value-type="float" office:value="70.9181">
                <text:p>70.9181</text:p>
              </table:table-cell>
              <table:table-cell office:value-type="float" office:value="57.4462">
                <text:p>57.4462</text:p>
              </table:table-cell>
              <table:table-cell office:value-type="float" office:value="56.6835">
                <text:p>56.6835</text:p>
              </table:table-cell>
              <table:table-cell office:value-type="float" office:value="55.1426">
                <text:p>55.1426</text:p>
              </table:table-cell>
              <table:table-cell office:value-type="float" office:value="55.8685">
                <text:p>55.8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.327">
                <text:p>146.327</text:p>
              </table:table-cell>
              <table:table-cell office:value-type="float" office:value="75.612">
                <text:p>75.612</text:p>
              </table:table-cell>
              <table:table-cell office:value-type="float" office:value="79.4875">
                <text:p>79.4875</text:p>
              </table:table-cell>
              <table:table-cell office:value-type="float" office:value="78.2942">
                <text:p>78.2942</text:p>
              </table:table-cell>
              <table:table-cell office:value-type="float" office:value="67.0836">
                <text:p>67.0836</text:p>
              </table:table-cell>
              <table:table-cell office:value-type="float" office:value="67.6062">
                <text:p>67.6062</text:p>
              </table:table-cell>
              <table:table-cell office:value-type="float" office:value="66.615">
                <text:p>66.615</text:p>
              </table:table-cell>
              <table:table-cell office:value-type="float" office:value="67.3669">
                <text:p>67.36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.243">
                <text:p>159.243</text:p>
              </table:table-cell>
              <table:table-cell office:value-type="float" office:value="83.0626">
                <text:p>83.0626</text:p>
              </table:table-cell>
              <table:table-cell office:value-type="float" office:value="83.5502">
                <text:p>83.5502</text:p>
              </table:table-cell>
              <table:table-cell office:value-type="float" office:value="86.8281">
                <text:p>86.8281</text:p>
              </table:table-cell>
              <table:table-cell office:value-type="float" office:value="75.9295">
                <text:p>75.9295</text:p>
              </table:table-cell>
              <table:table-cell office:value-type="float" office:value="75.2408">
                <text:p>75.2408</text:p>
              </table:table-cell>
              <table:table-cell office:value-type="float" office:value="74.5736">
                <text:p>74.5736</text:p>
              </table:table-cell>
              <table:table-cell office:value-type="float" office:value="74.5441">
                <text:p>74.5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.209">
                <text:p>172.209</text:p>
              </table:table-cell>
              <table:table-cell office:value-type="float" office:value="93.5903">
                <text:p>93.5903</text:p>
              </table:table-cell>
              <table:table-cell office:value-type="float" office:value="93.5944">
                <text:p>93.5944</text:p>
              </table:table-cell>
              <table:table-cell office:value-type="float" office:value="96.2468">
                <text:p>96.2468</text:p>
              </table:table-cell>
              <table:table-cell office:value-type="float" office:value="88.1494">
                <text:p>88.1494</text:p>
              </table:table-cell>
              <table:table-cell office:value-type="float" office:value="88.0622">
                <text:p>88.0622</text:p>
              </table:table-cell>
              <table:table-cell office:value-type="float" office:value="87.7921">
                <text:p>87.7921</text:p>
              </table:table-cell>
              <table:table-cell office:value-type="float" office:value="89.2576">
                <text:p>89.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7cm" svg:y="3.205cm" style:legend-expansion="high" chart:style-name="ch2"/>
        <chart:plot-area chart:style-name="ch3" table:cell-range-address="Sheet1.S34:Sheet1.W58" chart:data-source-has-labels="row" svg:x="0.32cm" svg:y="0.18cm" svg:width="12.137cm" svg:height="8.64cm">
          <chartooo:coordinate-region svg:x="0.941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35:Sheet1.S58" chart:label-cell-address="Sheet1.S34:Sheet1.S34" chart:class="chart:line">
            <chart:data-point chart:repeated="24"/>
          </chart:series>
          <chart:series chart:style-name="ch7" chart:values-cell-range-address="Sheet1.T35:Sheet1.T58" chart:label-cell-address="Sheet1.T34:Sheet1.T34" chart:class="chart:line">
            <chart:data-point chart:repeated="24"/>
          </chart:series>
          <chart:series chart:style-name="ch8" chart:values-cell-range-address="Sheet1.U35:Sheet1.U58" chart:label-cell-address="Sheet1.U34:Sheet1.U34" chart:class="chart:line">
            <chart:data-point chart:repeated="24"/>
          </chart:series>
          <chart:series chart:style-name="ch9" chart:values-cell-range-address="Sheet1.V35:Sheet1.V58" chart:label-cell-address="Sheet1.V34:Sheet1.V34" chart:class="chart:line">
            <chart:data-point chart:repeated="24"/>
          </chart:series>
          <chart:series chart:style-name="ch10" chart:values-cell-range-address="Sheet1.W35:Sheet1.W58" chart:label-cell-address="Sheet1.W34:Sheet1.W34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BITS: 20</text:p>
                <draw:g>
                  <svg:desc>Sheet1.S34:Sheet1.S34</svg:desc>
                </draw:g>
              </table:table-cell>
              <table:table-cell office:value-type="string">
                <text:p>QUBITS: 21</text:p>
                <draw:g>
                  <svg:desc>Sheet1.T34:Sheet1.T34</svg:desc>
                </draw:g>
              </table:table-cell>
              <table:table-cell office:value-type="string">
                <text:p>QUBITS: 22</text:p>
                <draw:g>
                  <svg:desc>Sheet1.U34:Sheet1.U34</svg:desc>
                </draw:g>
              </table:table-cell>
              <table:table-cell office:value-type="string">
                <text:p>QUBITS: 23</text:p>
                <draw:g>
                  <svg:desc>Sheet1.V34:Sheet1.V34</svg:desc>
                </draw:g>
              </table:table-cell>
              <table:table-cell office:value-type="string">
                <text:p>QUBITS: 24</text:p>
                <draw:g>
                  <svg:desc>Sheet1.W34:Sheet1.W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S35:Sheet1.S58</svg:desc>
                </draw:g>
              </table:table-cell>
              <table:table-cell office:value-type="float" office:value="NaN">
                <text:p>NaN</text:p>
                <draw:g>
                  <svg:desc>Sheet1.T35:Sheet1.T58</svg:desc>
                </draw:g>
              </table:table-cell>
              <table:table-cell office:value-type="float" office:value="NaN">
                <text:p>NaN</text:p>
                <draw:g>
                  <svg:desc>Sheet1.U35:Sheet1.U58</svg:desc>
                </draw:g>
              </table:table-cell>
              <table:table-cell office:value-type="float" office:value="NaN">
                <text:p>NaN</text:p>
                <draw:g>
                  <svg:desc>Sheet1.V35:Sheet1.V58</svg:desc>
                </draw:g>
              </table:table-cell>
              <table:table-cell office:value-type="float" office:value="NaN">
                <text:p>NaN</text:p>
                <draw:g>
                  <svg:desc>Sheet1.W35:Sheet1.W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